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68"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69" style:family="paragraph" style:parent-style-name="Heading_20_1">
      <style:text-properties fo:font-size="16pt" style:font-size-asian="16pt" style:font-size-complex="16pt"/>
    </style:style>
    <style:style style:name="P70" style:family="paragraph" style:parent-style-name="Heading_20_1">
      <style:text-properties fo:font-size="16pt" officeooo:rsid="0073738c" officeooo:paragraph-rsid="0073738c" style:font-size-asian="16pt" style:font-size-complex="16pt"/>
    </style:style>
    <style:style style:name="P71" style:family="paragraph" style:parent-style-name="Heading_20_1">
      <style:text-properties fo:font-size="16pt" officeooo:rsid="00d8368c" style:font-size-asian="16pt" style:font-size-complex="16pt"/>
    </style:style>
    <style:style style:name="P72" style:family="paragraph" style:parent-style-name="Heading_20_1">
      <style:text-properties fo:font-size="16pt" officeooo:rsid="00d964f9" officeooo:paragraph-rsid="00d964f9" style:font-size-asian="16pt" style:font-size-complex="16pt"/>
    </style:style>
    <style:style style:name="P73" style:family="paragraph" style:parent-style-name="Heading_20_1">
      <style:text-properties fo:font-size="16pt" officeooo:rsid="00e3f3e3" officeooo:paragraph-rsid="00e3f3e3" style:font-size-asian="16pt" style:font-size-complex="16pt"/>
    </style:style>
    <style:style style:name="P74" style:family="paragraph" style:parent-style-name="Heading_20_1">
      <style:text-properties fo:font-size="16pt" fo:font-style="normal" officeooo:rsid="003dc6c9" style:font-size-asian="16pt" style:font-style-asian="normal" style:font-size-complex="16pt" style:font-style-complex="normal"/>
    </style:style>
    <style:style style:name="P75"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6"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77"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78"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1"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2"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3"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5"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87"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89"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1"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2"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3"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4"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5"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6"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97"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98" style:family="paragraph" style:parent-style-name="Standard">
      <style:paragraph-properties style:line-height-at-least="0.503cm"/>
      <style:text-properties fo:color="#cccccc" loext:opacity="100%" style:font-name="Droid Sans Mono" fo:font-size="10.5pt" fo:font-weight="normal" fo:background-color="#1f1f1f"/>
    </style:style>
    <style:style style:name="P99" style:family="paragraph" style:parent-style-name="Standard">
      <style:text-properties fo:color="#cccccc" loext:opacity="100%" style:font-name="Droid Sans Mono" fo:font-size="10.5pt" fo:font-weight="normal" fo:background-color="#1f1f1f" style:font-size-asian="12pt" style:font-size-complex="12pt"/>
    </style:style>
    <style:style style:name="P100" style:family="paragraph" style:parent-style-name="Standard">
      <style:text-properties fo:color="#cccccc" loext:opacity="100%" style:font-name="Droid Sans Mono" fo:font-size="10.5pt" fo:font-weight="normal" officeooo:rsid="0041edce" officeooo:paragraph-rsid="0043999f" fo:background-color="#1f1f1f"/>
    </style:style>
    <style:style style:name="P101"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2"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3" style:family="paragraph" style:parent-style-name="Standard">
      <style:text-properties fo:color="#cccccc" loext:opacity="100%" style:font-name="Droid Sans Mono" fo:font-size="10.5pt" fo:font-weight="normal" officeooo:rsid="00728bfa" officeooo:paragraph-rsid="00728bfa" fo:background-color="#1f1f1f"/>
    </style:style>
    <style:style style:name="P104" style:family="paragraph" style:parent-style-name="Standard">
      <style:text-properties fo:color="#cccccc" loext:opacity="100%" style:font-name="Droid Sans Mono" fo:font-size="10.5pt" fo:font-weight="normal" officeooo:rsid="00728bfa" officeooo:paragraph-rsid="0074b0e6" fo:background-color="#1f1f1f"/>
    </style:style>
    <style:style style:name="P105"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6" style:family="paragraph" style:parent-style-name="Standard">
      <style:text-properties fo:color="#cccccc" loext:opacity="100%" style:font-name="Droid Sans Mono" fo:font-size="10.5pt" fo:font-weight="normal" officeooo:rsid="0080d450" officeooo:paragraph-rsid="0080d450" fo:background-color="#1f1f1f"/>
    </style:style>
    <style:style style:name="P107" style:family="paragraph" style:parent-style-name="Standard">
      <style:text-properties fo:color="#cccccc" loext:opacity="100%" style:font-name="Droid Sans Mono" fo:font-size="10.5pt" fo:font-weight="normal" officeooo:paragraph-rsid="0084685d" fo:background-color="#1f1f1f"/>
    </style:style>
    <style:style style:name="P108"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09"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0"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1"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6" style:family="paragraph" style:parent-style-name="Text_20_body">
      <style:text-properties officeooo:rsid="0041edce"/>
    </style:style>
    <style:style style:name="P117" style:family="paragraph" style:parent-style-name="Text_20_body">
      <style:text-properties officeooo:rsid="0041edce" officeooo:paragraph-rsid="0043999f"/>
    </style:style>
    <style:style style:name="P118" style:family="paragraph" style:parent-style-name="Standard">
      <style:text-properties officeooo:rsid="00728bfa" officeooo:paragraph-rsid="00728bfa"/>
    </style:style>
    <style:style style:name="P119" style:family="paragraph" style:parent-style-name="Standard">
      <style:text-properties officeooo:rsid="00728bfa" officeooo:paragraph-rsid="0074b0e6"/>
    </style:style>
    <style:style style:name="P120" style:family="paragraph" style:parent-style-name="Standard">
      <style:text-properties officeooo:paragraph-rsid="0073738c"/>
    </style:style>
    <style:style style:name="P121" style:family="paragraph" style:parent-style-name="Standard">
      <style:text-properties officeooo:rsid="0074b0e6" officeooo:paragraph-rsid="0074b0e6"/>
    </style:style>
    <style:style style:name="P122" style:family="paragraph" style:parent-style-name="Standard">
      <style:text-properties officeooo:rsid="0080d450" officeooo:paragraph-rsid="0080d450"/>
    </style:style>
    <style:style style:name="P123" style:family="paragraph" style:parent-style-name="Standard">
      <style:text-properties fo:font-style="normal" officeooo:rsid="0080d450" officeooo:paragraph-rsid="0080d450" style:font-style-asian="normal" style:font-style-complex="normal"/>
    </style:style>
    <style:style style:name="P124" style:family="paragraph" style:parent-style-name="Standard">
      <style:text-properties fo:font-style="normal" officeooo:rsid="0082871f" officeooo:paragraph-rsid="0082871f" style:font-style-asian="normal" style:font-style-complex="normal"/>
    </style:style>
    <style:style style:name="P125" style:family="paragraph" style:parent-style-name="Standard">
      <style:text-properties fo:font-style="normal" officeooo:rsid="0084685d" officeooo:paragraph-rsid="0084685d" style:font-style-asian="normal" style:font-style-complex="normal"/>
    </style:style>
    <style:style style:name="P126" style:family="paragraph" style:parent-style-name="Standard">
      <style:paragraph-properties style:line-height-at-least="0.503cm"/>
      <style:text-properties fo:color="#ce9178" loext:opacity="100%" style:font-name="Droid Sans Mono" fo:font-size="10.5pt" fo:font-weight="normal" fo:background-color="#1f1f1f"/>
    </style:style>
    <style:style style:name="P127" style:family="paragraph" style:parent-style-name="Standard">
      <style:paragraph-properties style:line-height-at-least="0.503cm"/>
      <style:text-properties fo:color="#b5cea8" loext:opacity="100%" style:font-name="Droid Sans Mono" fo:font-size="10.5pt" fo:font-weight="normal" fo:background-color="#1f1f1f"/>
    </style:style>
    <style:style style:name="P128" style:family="paragraph" style:parent-style-name="Text_20_body">
      <style:text-properties officeooo:rsid="00d8368c"/>
    </style:style>
    <style:style style:name="P129" style:family="paragraph" style:parent-style-name="Text_20_body">
      <style:text-properties officeooo:rsid="00d964f9" officeooo:paragraph-rsid="00d964f9"/>
    </style:style>
    <style:style style:name="P130" style:family="paragraph" style:parent-style-name="Heading_20_1">
      <style:text-properties fo:font-size="12pt" officeooo:rsid="00e3f3e3" officeooo:paragraph-rsid="00ec3545" style:font-size-asian="10.5pt" style:font-size-complex="12pt"/>
    </style:style>
    <style:style style:name="P131" style:family="paragraph" style:parent-style-name="Standard">
      <style:paragraph-properties style:line-height-at-least="0.503cm"/>
      <style:text-properties fo:color="#cccccc" loext:opacity="100%" style:font-name="Droid Sans Mono" fo:font-size="10.5pt" fo:font-weight="normal" fo:background-color="#1f1f1f"/>
    </style:style>
    <style:style style:name="P132" style:family="paragraph" style:parent-style-name="Standard">
      <style:paragraph-properties style:line-height-at-least="0.503cm"/>
      <style:text-properties fo:color="#d4d4d4" loext:opacity="100%" style:font-name="Droid Sans Mono" fo:font-size="10.5pt" fo:font-weight="normal" fo:background-color="#1f1f1f"/>
    </style:style>
    <style:style style:name="P133" style:family="paragraph" style:parent-style-name="Standard">
      <style:paragraph-properties style:line-height-at-least="0.503cm"/>
    </style:style>
    <style:style style:name="P134" style:family="paragraph" style:parent-style-name="Standard">
      <style:text-properties fo:font-size="12pt" officeooo:rsid="00e3f3e3" officeooo:paragraph-rsid="00f4698c" style:font-size-asian="10.5pt" style:font-size-complex="12pt"/>
    </style:style>
    <style:style style:name="P135" style:family="paragraph" style:parent-style-name="Text_20_body">
      <style:text-properties fo:font-size="12pt" officeooo:rsid="00e3f3e3" officeooo:paragraph-rsid="00ec3545" style:font-size-asian="10.5pt" style:font-size-complex="12pt"/>
    </style:style>
    <style:style style:name="P136" style:family="paragraph" style:parent-style-name="Text_20_body">
      <style:text-properties fo:font-size="12pt" officeooo:rsid="00e3f3e3" officeooo:paragraph-rsid="00f4698c" style:font-size-asian="10.5pt" style:font-size-complex="12pt"/>
    </style:style>
    <style:style style:name="P137" style:family="paragraph" style:parent-style-name="Text_20_body">
      <style:text-properties officeooo:paragraph-rsid="00ec3545"/>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569cd6" loext:opacity="100%"/>
    </style:style>
    <style:style style:name="T13" style:family="text">
      <style:text-properties fo:color="#569cd6" loext:opacity="100%" fo:font-style="normal" style:font-style-asian="normal" style:font-style-complex="normal"/>
    </style:style>
    <style:style style:name="T14" style:family="text">
      <style:text-properties fo:color="#569cd6" loext:opacity="100%" fo:font-style="normal" officeooo:rsid="003dc6c9" style:font-style-asian="normal" style:font-style-complex="normal"/>
    </style:style>
    <style:style style:name="T15" style:family="text">
      <style:text-properties fo:color="#569cd6" loext:opacity="100%" fo:font-style="normal" officeooo:rsid="0050d8f5" style:font-style-asian="normal" style:font-style-complex="normal"/>
    </style:style>
    <style:style style:name="T16" style:family="text">
      <style:text-properties fo:color="#569cd6" loext:opacity="100%" style:font-name="Droid Sans Mono" fo:font-size="10.5pt" fo:font-weight="normal" fo:background-color="#1f1f1f" loext:char-shading-value="0"/>
    </style:style>
    <style:style style:name="T17"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18"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19" style:family="text">
      <style:text-properties fo:color="#569cd6" loext:opacity="100%" style:font-name="Droid Sans Mono" fo:font-size="10.5pt" fo:background-color="#1f1f1f" loext:char-shading-value="0"/>
    </style:style>
    <style:style style:name="T20"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1" style:family="text">
      <style:text-properties fo:color="#569cd6" loext:opacity="100%" fo:font-size="12pt" fo:font-style="normal" officeooo:rsid="003dc6c9" style:font-size-asian="12pt" style:font-style-asian="normal" style:font-size-complex="12pt" style:font-style-complex="normal"/>
    </style:style>
    <style:style style:name="T22"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3" style:family="text">
      <style:text-properties fo:color="#9cdcfe" loext:opacity="100%"/>
    </style:style>
    <style:style style:name="T24" style:family="text">
      <style:text-properties fo:color="#9cdcfe" loext:opacity="100%" fo:font-style="normal" style:font-style-asian="normal" style:font-style-complex="normal"/>
    </style:style>
    <style:style style:name="T25" style:family="text">
      <style:text-properties fo:color="#9cdcfe" loext:opacity="100%" fo:font-style="normal" officeooo:rsid="003dc6c9" style:font-style-asian="normal" style:font-style-complex="normal"/>
    </style:style>
    <style:style style:name="T26" style:family="text">
      <style:text-properties fo:color="#9cdcfe" loext:opacity="100%" fo:font-size="12pt" fo:font-style="normal" officeooo:rsid="003dc6c9" style:font-size-asian="12pt" style:font-style-asian="normal" style:font-size-complex="12pt" style:font-style-complex="normal"/>
    </style:style>
    <style:style style:name="T27" style:family="text">
      <style:text-properties fo:color="#9cdcfe" loext:opacity="100%" style:font-name="Droid Sans Mono" fo:font-size="10.5pt" fo:font-weight="normal" fo:background-color="#1f1f1f" loext:char-shading-value="0"/>
    </style:style>
    <style:style style:name="T28"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29"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0" style:family="text">
      <style:text-properties fo:color="#9cdcfe" loext:opacity="100%" style:font-name="Droid Sans Mono" fo:font-size="10.5pt" fo:background-color="#1f1f1f" loext:char-shading-value="0"/>
    </style:style>
    <style:style style:name="T31" style:family="text">
      <style:text-properties fo:color="#ce9178" loext:opacity="100%"/>
    </style:style>
    <style:style style:name="T32"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33" style:family="text">
      <style:text-properties fo:color="#ce9178" loext:opacity="100%" style:font-name="Droid Sans Mono" fo:font-size="10.5pt" fo:font-weight="normal" fo:background-color="#1f1f1f" loext:char-shading-value="0"/>
    </style:style>
    <style:style style:name="T34" style:family="text">
      <style:text-properties fo:color="#d7ba7d" loext:opacity="100%"/>
    </style:style>
    <style:style style:name="T35" style:family="text">
      <style:text-properties fo:color="#c586c0" loext:opacity="100%"/>
    </style:style>
    <style:style style:name="T36" style:family="text">
      <style:text-properties fo:color="#4ec9b0" loext:opacity="100%"/>
    </style:style>
    <style:style style:name="T37" style:family="text">
      <style:text-properties fo:color="#4ec9b0" loext:opacity="100%" fo:font-style="normal" officeooo:rsid="003dc6c9" style:font-style-asian="normal" style:font-style-complex="normal"/>
    </style:style>
    <style:style style:name="T38" style:family="text">
      <style:text-properties fo:color="#4ec9b0" loext:opacity="100%" fo:font-size="12pt" fo:font-style="normal" officeooo:rsid="003dc6c9" style:font-size-asian="12pt" style:font-style-asian="normal" style:font-size-complex="12pt" style:font-style-complex="normal"/>
    </style:style>
    <style:style style:name="T39" style:family="text">
      <style:text-properties fo:color="#4ec9b0" loext:opacity="100%" style:font-name="Droid Sans Mono" fo:font-size="10.5pt" fo:font-weight="normal" fo:background-color="#1f1f1f" loext:char-shading-value="0"/>
    </style:style>
    <style:style style:name="T40"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41"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42" style:family="text">
      <style:text-properties fo:color="#4ec9b0" loext:opacity="100%" style:font-name="Droid Sans Mono" fo:font-size="10.5pt" fo:background-color="#1f1f1f" loext:char-shading-value="0"/>
    </style:style>
    <style:style style:name="T43"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44" style:family="text">
      <style:text-properties fo:color="#b5cea8" loext:opacity="100%"/>
    </style:style>
    <style:style style:name="T45" style:family="text">
      <style:text-properties officeooo:rsid="000f991a"/>
    </style:style>
    <style:style style:name="T46" style:family="text">
      <style:text-properties officeooo:rsid="001495c5"/>
    </style:style>
    <style:style style:name="T47" style:family="text">
      <style:text-properties officeooo:rsid="001d02f6"/>
    </style:style>
    <style:style style:name="T48" style:family="text">
      <style:text-properties officeooo:rsid="00227b7b"/>
    </style:style>
    <style:style style:name="T49" style:family="text">
      <style:text-properties officeooo:rsid="00255315"/>
    </style:style>
    <style:style style:name="T50" style:family="text">
      <style:text-properties officeooo:rsid="0029a7b7"/>
    </style:style>
    <style:style style:name="T51" style:family="text">
      <style:text-properties fo:font-variant="normal" fo:text-transform="none" style:font-name="var font-family-monospace" fo:font-size="10.5pt" fo:letter-spacing="normal" fo:font-style="normal" fo:font-weight="normal" loext:padding="0cm" loext:border="none"/>
    </style:style>
    <style:style style:name="T52" style:family="text">
      <style:text-properties fo:font-variant="normal" fo:text-transform="none" fo:color="#0d161b" loext:opacity="100%" fo:letter-spacing="normal"/>
    </style:style>
    <style:style style:name="T53" style:family="text">
      <style:text-properties fo:font-variant="normal" fo:text-transform="none" fo:color="#0d161b" loext:opacity="100%" style:font-name="Inter" fo:letter-spacing="normal" fo:font-style="normal" fo:font-weight="bold"/>
    </style:style>
    <style:style style:name="T54" style:family="text">
      <style:text-properties officeooo:rsid="002b5bca"/>
    </style:style>
    <style:style style:name="T55" style:family="text">
      <style:text-properties officeooo:rsid="002efd1d"/>
    </style:style>
    <style:style style:name="T56" style:family="text">
      <style:text-properties officeooo:rsid="00333a8e"/>
    </style:style>
    <style:style style:name="T57" style:family="text">
      <style:text-properties officeooo:rsid="00361edd"/>
    </style:style>
    <style:style style:name="T58" style:family="text">
      <style:text-properties fo:color="#d4d4d4" loext:opacity="100%"/>
    </style:style>
    <style:style style:name="T59" style:family="text">
      <style:text-properties fo:color="#d4d4d4" loext:opacity="100%" fo:font-style="normal" style:font-style-asian="normal" style:font-style-complex="normal"/>
    </style:style>
    <style:style style:name="T60" style:family="text">
      <style:text-properties fo:color="#d4d4d4" loext:opacity="100%" fo:font-style="normal" officeooo:rsid="003dc6c9" style:font-style-asian="normal" style:font-style-complex="normal"/>
    </style:style>
    <style:style style:name="T61" style:family="text">
      <style:text-properties fo:color="#d4d4d4" loext:opacity="100%" fo:font-size="12pt" fo:font-style="normal" officeooo:rsid="003dc6c9" style:font-size-asian="12pt" style:font-style-asian="normal" style:font-size-complex="12pt" style:font-style-complex="normal"/>
    </style:style>
    <style:style style:name="T62" style:family="text">
      <style:text-properties fo:color="#d4d4d4" loext:opacity="100%" style:font-name="Droid Sans Mono" fo:font-size="10.5pt" fo:font-weight="normal" fo:background-color="#1f1f1f" loext:char-shading-value="0"/>
    </style:style>
    <style:style style:name="T63"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64"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65" style:family="text">
      <style:text-properties fo:color="#d4d4d4" loext:opacity="100%" style:font-name="Droid Sans Mono" fo:font-size="10.5pt" fo:background-color="#1f1f1f" loext:char-shading-value="0"/>
    </style:style>
    <style:style style:name="T66"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67" style:family="text">
      <style:text-properties officeooo:rsid="003dc6c9"/>
    </style:style>
    <style:style style:name="T68" style:family="text">
      <style:text-properties fo:font-style="italic" style:font-style-asian="italic" style:font-style-complex="italic"/>
    </style:style>
    <style:style style:name="T69" style:family="text">
      <style:text-properties fo:font-style="italic" officeooo:rsid="003dc6c9" style:font-style-asian="italic" style:font-style-complex="italic"/>
    </style:style>
    <style:style style:name="T70" style:family="text">
      <style:text-properties fo:font-style="italic" fo:font-weight="normal" officeooo:rsid="00f69ebb"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3dc6c9" style:font-style-asian="normal" style:font-style-complex="normal"/>
    </style:style>
    <style:style style:name="T73" style:family="text">
      <style:text-properties fo:font-style="normal" officeooo:rsid="004ad7a2" style:font-style-asian="normal" style:font-style-complex="normal"/>
    </style:style>
    <style:style style:name="T74" style:family="text">
      <style:text-properties fo:font-style="normal" officeooo:rsid="0050d8f5" style:font-style-asian="normal" style:font-style-complex="normal"/>
    </style:style>
    <style:style style:name="T75" style:family="text">
      <style:text-properties fo:font-style="normal" officeooo:rsid="00530fbe" style:font-style-asian="normal" style:font-style-complex="normal"/>
    </style:style>
    <style:style style:name="T76" style:family="text">
      <style:text-properties fo:font-style="normal" officeooo:rsid="0054255d" style:font-style-asian="normal" style:font-style-complex="normal"/>
    </style:style>
    <style:style style:name="T77" style:family="text">
      <style:text-properties fo:font-style="normal" officeooo:rsid="00570a2e" style:font-style-asian="normal" style:font-style-complex="normal"/>
    </style:style>
    <style:style style:name="T78" style:family="text">
      <style:text-properties fo:font-style="normal" officeooo:rsid="005d3e89" style:font-style-asian="normal" style:font-style-complex="normal"/>
    </style:style>
    <style:style style:name="T79" style:family="text">
      <style:text-properties fo:font-style="normal" officeooo:rsid="0060d818" style:font-style-asian="normal" style:font-style-complex="normal"/>
    </style:style>
    <style:style style:name="T80" style:family="text">
      <style:text-properties fo:font-style="normal" officeooo:rsid="00982548" style:font-style-asian="normal" style:font-style-complex="normal"/>
    </style:style>
    <style:style style:name="T81" style:family="text">
      <style:text-properties fo:font-style="normal" officeooo:rsid="0084685d" style:font-size-asian="10.5pt" style:font-style-asian="normal" style:font-weight-asian="normal" style:font-size-complex="12pt" style:font-style-complex="normal" style:font-weight-complex="normal"/>
    </style:style>
    <style:style style:name="T82" style:family="text">
      <style:text-properties fo:font-style="normal" officeooo:rsid="008c186c" style:font-size-asian="10.5pt" style:font-style-asian="normal" style:font-weight-asian="normal" style:font-size-complex="12pt" style:font-style-complex="normal" style:font-weight-complex="normal"/>
    </style:style>
    <style:style style:name="T83" style:family="text">
      <style:text-properties fo:font-style="normal" officeooo:rsid="008ef4ad" style:font-size-asian="10.5pt" style:font-style-asian="normal" style:font-weight-asian="normal" style:font-size-complex="12pt" style:font-style-complex="normal" style:font-weight-complex="normal"/>
    </style:style>
    <style:style style:name="T84" style:family="text">
      <style:text-properties fo:font-style="normal" officeooo:rsid="00977a3c" style:font-size-asian="10.5pt" style:font-style-asian="normal" style:font-weight-asian="normal" style:font-size-complex="12pt" style:font-style-complex="normal" style:font-weight-complex="normal"/>
    </style:style>
    <style:style style:name="T85" style:family="text">
      <style:text-properties fo:font-style="normal" fo:font-weight="normal" officeooo:rsid="00f69ebb" style:font-style-asian="normal" style:font-weight-asian="normal" style:font-style-complex="normal" style:font-weight-complex="normal"/>
    </style:style>
    <style:style style:name="T86" style:family="text">
      <style:text-properties officeooo:rsid="0041f15e"/>
    </style:style>
    <style:style style:name="T87" style:family="text">
      <style:text-properties officeooo:rsid="0042ba78"/>
    </style:style>
    <style:style style:name="T88" style:family="text">
      <style:text-properties fo:color="#cccccc" loext:opacity="100%" style:font-name="Droid Sans Mono" fo:font-size="10.5pt" fo:font-weight="normal" fo:background-color="#1f1f1f" loext:char-shading-value="0"/>
    </style:style>
    <style:style style:name="T89" style:family="text">
      <style:text-properties officeooo:rsid="0041edce"/>
    </style:style>
    <style:style style:name="T90" style:family="text">
      <style:text-properties fo:font-size="12pt" officeooo:rsid="003dc6c9" style:font-size-asian="12pt" style:font-size-complex="12pt"/>
    </style:style>
    <style:style style:name="T91" style:family="text">
      <style:text-properties fo:font-size="12pt" fo:font-style="italic" officeooo:rsid="003dc6c9" style:font-size-asian="12pt" style:font-style-asian="italic" style:font-size-complex="12pt" style:font-style-complex="italic"/>
    </style:style>
    <style:style style:name="T92" style:family="text">
      <style:text-properties fo:font-size="12pt" fo:font-style="normal" officeooo:rsid="003dc6c9" style:font-size-asian="12pt" style:font-style-asian="normal" style:font-size-complex="12pt" style:font-style-complex="normal"/>
    </style:style>
    <style:style style:name="T93"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94"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95" style:family="text">
      <style:text-properties fo:font-size="12pt" fo:font-weight="normal" officeooo:rsid="00ec99b5" style:font-size-asian="10.5pt" style:font-weight-asian="normal" style:font-size-complex="12pt" style:font-weight-complex="normal"/>
    </style:style>
    <style:style style:name="T96" style:family="text">
      <style:text-properties fo:font-size="12pt" fo:font-weight="normal" officeooo:rsid="00f09207" style:font-size-asian="10.5pt" style:font-weight-asian="normal" style:font-size-complex="12pt" style:font-weight-complex="normal"/>
    </style:style>
    <style:style style:name="T97" style:family="text">
      <style:text-properties officeooo:rsid="006f0c25"/>
    </style:style>
    <style:style style:name="T98" style:family="text">
      <style:text-properties officeooo:rsid="0073738c"/>
    </style:style>
    <style:style style:name="T99" style:family="text">
      <style:text-properties officeooo:rsid="00789102"/>
    </style:style>
    <style:style style:name="T100" style:family="text">
      <style:text-properties officeooo:rsid="007b0dd4"/>
    </style:style>
    <style:style style:name="T101" style:family="text">
      <style:text-properties officeooo:rsid="0084685d"/>
    </style:style>
    <style:style style:name="T102" style:family="text">
      <style:text-properties officeooo:rsid="0085ad59"/>
    </style:style>
    <style:style style:name="T103" style:family="text">
      <style:text-properties officeooo:rsid="008c186c"/>
    </style:style>
    <style:style style:name="T104" style:family="text">
      <style:text-properties officeooo:rsid="00917ef4"/>
    </style:style>
    <style:style style:name="T105" style:family="text">
      <style:text-properties officeooo:rsid="00977a3c"/>
    </style:style>
    <style:style style:name="T106" style:family="text">
      <style:text-properties officeooo:rsid="009c01fe"/>
    </style:style>
    <style:style style:name="T107" style:family="text">
      <style:text-properties fo:color="#808080" loext:opacity="100%"/>
    </style:style>
    <style:style style:name="T108" style:family="text">
      <style:text-properties officeooo:rsid="00a0f497"/>
    </style:style>
    <style:style style:name="T109" style:family="text">
      <style:text-properties officeooo:rsid="00a578d0"/>
    </style:style>
    <style:style style:name="T110" style:family="text">
      <style:text-properties officeooo:rsid="00a9b682"/>
    </style:style>
    <style:style style:name="T111" style:family="text">
      <style:text-properties officeooo:rsid="00ab7bea"/>
    </style:style>
    <style:style style:name="T112" style:family="text">
      <style:text-properties officeooo:rsid="00ad2c15"/>
    </style:style>
    <style:style style:name="T113" style:family="text">
      <style:text-properties officeooo:rsid="00b32eb9"/>
    </style:style>
    <style:style style:name="T114" style:family="text">
      <style:text-properties officeooo:rsid="00b4e5ff"/>
    </style:style>
    <style:style style:name="T115" style:family="text">
      <style:text-properties officeooo:rsid="00bb1e41"/>
    </style:style>
    <style:style style:name="T116" style:family="text">
      <style:text-properties officeooo:rsid="00c15eb4"/>
    </style:style>
    <style:style style:name="T117" style:family="text">
      <style:text-properties officeooo:rsid="00c1bf7d"/>
    </style:style>
    <style:style style:name="T118" style:family="text">
      <style:text-properties officeooo:rsid="00c2baef"/>
    </style:style>
    <style:style style:name="T119" style:family="text">
      <style:text-properties officeooo:rsid="00c39a0f"/>
    </style:style>
    <style:style style:name="T120" style:family="text">
      <style:text-properties officeooo:rsid="00c5f4fd"/>
    </style:style>
    <style:style style:name="T121" style:family="text">
      <style:text-properties officeooo:rsid="00c7be51"/>
    </style:style>
    <style:style style:name="T122" style:family="text">
      <style:text-properties officeooo:rsid="00c85416"/>
    </style:style>
    <style:style style:name="T123" style:family="text">
      <style:text-properties officeooo:rsid="00cb1261"/>
    </style:style>
    <style:style style:name="T124" style:family="text">
      <style:text-properties officeooo:rsid="00ce50bd"/>
    </style:style>
    <style:style style:name="T125" style:family="text">
      <style:text-properties officeooo:rsid="00ceb58a"/>
    </style:style>
    <style:style style:name="T126" style:family="text">
      <style:text-properties officeooo:rsid="00d08936"/>
    </style:style>
    <style:style style:name="T127" style:family="text">
      <style:text-properties officeooo:rsid="00d21993"/>
    </style:style>
    <style:style style:name="T128" style:family="text">
      <style:text-properties officeooo:rsid="00d964f9"/>
    </style:style>
    <style:style style:name="T129" style:family="text">
      <style:text-properties officeooo:rsid="00dc2fa5"/>
    </style:style>
    <style:style style:name="T130" style:family="text">
      <style:text-properties officeooo:rsid="00ddf5e3"/>
    </style:style>
    <style:style style:name="T131" style:family="text">
      <style:text-properties officeooo:rsid="00e1735a"/>
    </style:style>
    <style:style style:name="T132" style:family="text">
      <style:text-properties officeooo:rsid="00e84d6e"/>
    </style:style>
    <style:style style:name="T133" style:family="text">
      <style:text-properties fo:font-weight="normal" style:font-weight-asian="normal" style:font-weight-complex="normal"/>
    </style:style>
    <style:style style:name="T134" style:family="text">
      <style:text-properties fo:font-weight="normal" officeooo:rsid="00ec3545" style:font-weight-asian="normal" style:font-weight-complex="normal"/>
    </style:style>
    <style:style style:name="T135" style:family="text">
      <style:text-properties fo:font-weight="normal" officeooo:rsid="00e84d6e" style:font-weight-asian="normal" style:font-weight-complex="normal"/>
    </style:style>
    <style:style style:name="T136" style:family="text">
      <style:text-properties fo:font-weight="normal" officeooo:rsid="00ec99b5" style:font-weight-asian="normal" style:font-weight-complex="normal"/>
    </style:style>
    <style:style style:name="T137" style:family="text">
      <style:text-properties fo:font-weight="normal" officeooo:rsid="00ee868a" style:font-weight-asian="normal" style:font-weight-complex="normal"/>
    </style:style>
    <style:style style:name="T138" style:family="text">
      <style:text-properties fo:font-weight="normal" officeooo:rsid="00f09207" style:font-weight-asian="normal" style:font-weight-complex="normal"/>
    </style:style>
    <style:style style:name="T139" style:family="text">
      <style:text-properties fo:font-weight="normal" officeooo:rsid="00f4698c" style:font-weight-asian="normal" style:font-weight-complex="normal"/>
    </style:style>
    <style:style style:name="T140" style:family="text">
      <style:text-properties fo:font-weight="normal" officeooo:rsid="00f5a3ac" style:font-weight-asian="normal" style:font-weight-complex="normal"/>
    </style:style>
    <style:style style:name="T141" style:family="text">
      <style:text-properties fo:font-weight="normal" officeooo:rsid="00f69ebb" style:font-weight-asian="normal" style:font-weight-complex="normal"/>
    </style:style>
    <style:style style:name="T142" style:family="text">
      <style:text-properties fo:font-size="16pt" fo:font-weight="bold" officeooo:rsid="00ec99b5" style:font-size-asian="16pt" style:font-weight-asian="bold" style:font-size-complex="16pt" style:font-weight-complex="bold"/>
    </style:style>
    <style:style style:name="T143" style:family="text">
      <style:text-properties fo:font-size="16pt" fo:font-weight="bold" officeooo:rsid="00f09207" style:font-size-asian="16pt" style:font-weight-asian="bold" style:font-size-complex="16pt" style:font-weight-complex="bold"/>
    </style:style>
    <style:style style:name="T144" style:family="text">
      <style:text-properties officeooo:rsid="00f09207"/>
    </style:style>
    <style:style style:name="T145" style:family="text">
      <style:text-properties fo:font-weight="bold" officeooo:rsid="00f0920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2">function</text:span> (<text:span text:style-name="T23">$className</text:span>) {</text:p>
      <text:p text:style-name="P9"><text:span text:style-name="T23">$className</text:span> = <text:span text:style-name="T5">str_replace</text:span>(<text:span text:style-name="T31">"App"</text:span>, <text:span text:style-name="T31">"classes"</text:span>, <text:span text:style-name="T23">$className</text:span>);</text:p>
      <text:p text:style-name="P9"><text:span text:style-name="T23">$className</text:span> = <text:span text:style-name="T5">str_replace</text:span>(<text:span text:style-name="T31">"</text:span><text:span text:style-name="T34">\\</text:span><text:span text:style-name="T31">"</text:span>, <text:span text:style-name="T31">"/"</text:span>, <text:span text:style-name="T23">$className</text:span>);</text:p>
      <text:p text:style-name="P9"><text:span text:style-name="T23">$className</text:span> .= <text:span text:style-name="T31">'.php'</text:span>;</text:p>
      <text:p text:style-name="P9"><text:span text:style-name="T35">require_once</text:span> <text:span text:style-name="T23">$className</text:span>;</text:p>
      <text:p text:style-name="P9">});</text:p>
      <text:p text:style-name="P23">//require 'classes/Calcul.php';</text:p>
      <text:p text:style-name="P29"/>
      <text:p text:style-name="P9"><text:span text:style-name="T23">$instance</text:span> = <text:span text:style-name="T12">new</text:span> App\<text:span text:style-name="T36">Calcul</text:span>();</text:p>
      <text:p text:style-name="P29"/>
      <text:p text:style-name="P9"><text:span text:style-name="T23">$resultat</text:span> = <text:span text:style-name="T23">$instance</text:span>-&gt;<text:span text:style-name="T5">addtionner</text:span>(<text:span text:style-name="T44">10</text:span>, <text:span text:style-name="T44">20</text:span>);</text:p>
      <text:p text:style-name="P29"/>
      <text:p text:style-name="P9"><text:soft-page-break/><text:span text:style-name="T5">var_dump</text:span>(<text:span text:style-name="T23">$resultat</text:span>);</text:p>
      <text:p text:style-name="P29"/>
      <text:p text:style-name="P9"><text:span text:style-name="T5">echo</text:span> <text:span text:style-name="T31">"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2">namespace</text:span> <text:span text:style-name="T36">App</text:span>;</text:p>
      <text:p text:style-name="P29"/>
      <text:p text:style-name="P9"><text:span text:style-name="T12">class</text:span> <text:span text:style-name="T36">Calcul</text:span></text:p>
      <text:p text:style-name="P9">{</text:p>
      <text:p text:style-name="P29"/>
      <text:p text:style-name="P9"><text:span text:style-name="T12">public</text:span> <text:span text:style-name="T12">function</text:span> <text:span text:style-name="T5">addtionner</text:span>(<text:span text:style-name="T12">int</text:span> <text:span text:style-name="T23">$a</text:span>, <text:span text:style-name="T12">int</text:span> <text:span text:style-name="T23">$b</text:span>): <text:span text:style-name="T12">int</text:span></text:p>
      <text:p text:style-name="P9">{</text:p>
      <text:p text:style-name="P9"><text:span text:style-name="T35">return</text:span> <text:span text:style-name="T23">$a</text:span> + <text:span text:style-name="T23">$b</text:span>;</text:p>
      <text:p text:style-name="P9">}</text:p>
      <text:p text:style-name="P9">}</text:p>
      <text:p text:style-name="P9"/>
      <text:p text:style-name="Standard"/>
      <text:p text:style-name="P33"/>
      <text:p text:style-name="P7">- Composer et l'autoloading</text:p>
      <text:p text:style-name="Standard"/>
      <text:p text:style-name="Standard">- <text:span text:style-name="T45">taper ça sur le terminal ⇒</text:span></text:p>
      <text:p text:style-name="Standard">composer init</text:p>
      <text:p text:style-name="P32">- le contenu de fichier composer,json ⇒</text:p>
      <text:p text:style-name="P10">{</text:p>
      <text:p text:style-name="P9"><text:span text:style-name="T23">"name"</text:span>: <text:span text:style-name="T31">"amine/modern-php"</text:span>,</text:p>
      <text:p text:style-name="P9"><text:span text:style-name="T23">"autoload"</text:span>: {</text:p>
      <text:p text:style-name="P9"><text:span text:style-name="T23">"psr-4"</text:span>: {</text:p>
      <text:p text:style-name="P9"><text:span text:style-name="T23">"App</text:span><text:span text:style-name="T34">\\</text:span><text:span text:style-name="T23">"</text:span>: <text:span text:style-name="T31">"src/"</text:span></text:p>
      <text:p text:style-name="P9">}</text:p>
      <text:p text:style-name="P9">},</text:p>
      <text:p text:style-name="P9"><text:span text:style-name="T23">"authors"</text:span>: [</text:p>
      <text:p text:style-name="P9">{</text:p>
      <text:p text:style-name="P9"><text:span text:style-name="T23">"name"</text:span>: <text:span text:style-name="T31">"MOSLAH"</text:span>,</text:p>
      <text:p text:style-name="P9"><text:span text:style-name="T23">"email"</text:span>: <text:span text:style-name="T31">"mohamed.amine.moslah@gmail.com"</text:span></text:p>
      <text:p text:style-name="P9">}</text:p>
      <text:p text:style-name="P9">],</text:p>
      <text:p text:style-name="P9"><text:span text:style-name="T23">"require"</text:span>: {}</text:p>
      <text:p text:style-name="P9">}</text:p>
      <text:p text:style-name="P32">- <text:span text:style-name="T46">tapez sur le terminal ⇒</text:span></text:p>
      <text:p text:style-name="P31">composer dump-autoload</text:p>
      <text:p text:style-name="P32">- <text:span text:style-name="T46">le contenu de fichier index,phps</text:span></text:p>
      <text:p text:style-name="P15">&lt;?php</text:p>
      <text:p text:style-name="P30"/>
      <text:p text:style-name="P9"><text:span text:style-name="T35">require</text:span> <text:span text:style-name="T31">"vendor/autoload.php"</text:span>;</text:p>
      <text:p text:style-name="P9"><text:span text:style-name="T23">$instance</text:span> = <text:span text:style-name="T12">new</text:span> App\<text:span text:style-name="T36">Calcul</text:span>();</text:p>
      <text:p text:style-name="P29"/>
      <text:p text:style-name="P9"><text:span text:style-name="T23">$resultat</text:span> = <text:span text:style-name="T23">$instance</text:span>-&gt;<text:span text:style-name="T5">addtionner</text:span>(<text:span text:style-name="T44">10</text:span>, <text:span text:style-name="T44">20</text:span>);</text:p>
      <text:p text:style-name="P29"><text:soft-page-break/></text:p>
      <text:p text:style-name="P9"><text:span text:style-name="T5">var_dump</text:span>(<text:span text:style-name="T23">$resultat</text:span>);</text:p>
      <text:p text:style-name="P29"/>
      <text:p text:style-name="P9"><text:span text:style-name="T5">echo</text:span> <text:span text:style-name="T31">"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47">Pour installer la bibliothèque <text:s/>nesbot/carbon <text:s/>, tapez sur le terminal ⇒</text:span></text:p>
      <text:p text:style-name="P34">composer require nesbot/carbon</text:p>
      <text:p text:style-name="P34">- <text:span text:style-name="T47">ajouter ce code dans le fichier index,php ⇒</text:span></text:p>
      <text:p text:style-name="P11"><text:span text:style-name="T12">use</text:span> Carbon\<text:span text:style-name="T36">Carbon</text:span>;</text:p>
      <text:p text:style-name="P9"/>
      <text:p text:style-name="P34"/>
      <text:p text:style-name="P9"><text:span text:style-name="T23">$instance</text:span> = <text:span text:style-name="T12">new</text:span> App\<text:span text:style-name="T36">Calcul</text:span>();</text:p>
      <text:p text:style-name="P29"/>
      <text:p text:style-name="P9"><text:span text:style-name="T23">$aujourdhui</text:span> = <text:span text:style-name="T36">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48">3) </text:span>Présentation du framework Symfony (20 minutes)</text:p>
      <text:h text:style-name="P67" text:outline-level="1">Créons notre application Symfony 5.1 !</text:h>
      <text:p text:style-name="Standard">- <text:span text:style-name="T49">sur le terminal tapez cette commande pour installer symfony ⇒</text:span></text:p>
      <text:p text:style-name="Standard">symfony new cours-ecommerce –version=5.1</text:p>
      <text:p text:style-name="Standard"/>
      <text:p text:style-name="P6"/>
      <text:p text:style-name="Standard">- <text:span text:style-name="T50">lien util ⇒<text:line-break/></text:span><text:a xlink:type="simple" xlink:href="https://symfony.com/doc/current/setup/symfony_server.html#enabling-tls" text:style-name="Internet_20_link" text:visited-style-name="Visited_20_Internet_20_Link"><text:span text:style-name="T50">https://symfony.com/doc/current/setup/symfony_server.html#enabling-tls</text:span></text:a></text:p>
      <text:p text:style-name="Standard">- <text:span text:style-name="T50">enabling tls , tapez sur <text:s/>le terminal cette commende ⇒</text:span></text:p>
      <text:p text:style-name="P68"><text:span text:style-name="Source_20_Text"><text:span text:style-name="T51">symfony server:ca:install</text:span></text:span></text:p>
      <text:p text:style-name="Text_20_body">- <text:span text:style-name="T54">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52">📖 </text:span><text:span text:style-name="T53">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55">4) </text:span>Les bases de Symfony : HttpFoundation et Routing (45 minutes)</text:p>
      <text:p text:style-name="P1"/>
      <text:h text:style-name="P69" text:outline-level="1">Premières pages : les Routes et les Controllers</text:h>
      <text:p text:style-name="P41">- <text:span text:style-name="T56">Dans le fichiers config/routes,yaml , ajouter ce code ⇒</text:span></text:p>
      <text:p text:style-name="P99"><text:span text:style-name="T12">index</text:span>:</text:p>
      <text:p text:style-name="P98"><text:span text:style-name="T12">path</text:span>: <text:span text:style-name="T31">/</text:span></text:p>
      <text:p text:style-name="P98"><text:span text:style-name="T12">controller</text:span>: <text:span text:style-name="T31">App\Controller\TestController::index</text:span></text:p>
      <text:p text:style-name="P29"/>
      <text:p text:style-name="P98"><text:span text:style-name="T12">test</text:span>:</text:p>
      <text:p text:style-name="P98"><text:span text:style-name="T12">path</text:span>: <text:span text:style-name="T31">/test</text:span></text:p>
      <text:p text:style-name="P98"><text:span text:style-name="T12">controller</text:span>: <text:span text:style-name="T31">App\Controller\TestController::test</text:span></text:p>
      <text:p text:style-name="P98"/>
      <text:p text:style-name="P41">- <text:span text:style-name="T57">Créer ce fichier src/Controller/TestController,php , avec ce code ===&gt;</text:span></text:p>
      <text:p text:style-name="P16">&lt;?php</text:p>
      <text:p text:style-name="P29"/>
      <text:p text:style-name="P98"><text:span text:style-name="T12">namespace</text:span><text:span text:style-name="T58"> </text:span><text:span text:style-name="T36">App\Controller</text:span><text:span text:style-name="T58">;</text:span></text:p>
      <text:p text:style-name="P29"/>
      <text:p text:style-name="P98"><text:span text:style-name="T12">class</text:span><text:span text:style-name="T58"> </text:span><text:span text:style-name="T36">TestController</text:span><text:span text:style-name="T58"> </text:span></text:p>
      <text:p text:style-name="P12">{</text:p>
      <text:p text:style-name="P98"><text:span text:style-name="T12">public</text:span><text:span text:style-name="T58"> </text:span><text:span text:style-name="T12">function</text:span><text:span text:style-name="T58"> </text:span><text:span text:style-name="T5">index</text:span><text:span text:style-name="T58">(){</text:span></text:p>
      <text:p text:style-name="P98"><text:span text:style-name="T5">dd</text:span><text:span text:style-name="T58">(</text:span><text:span text:style-name="T31">"ça fonctionne"</text:span><text:span text:style-name="T58">);</text:span></text:p>
      <text:p text:style-name="P12">}</text:p>
      <text:p text:style-name="P29"/>
      <text:p text:style-name="P98"><text:span text:style-name="T12">public</text:span><text:span text:style-name="T58"> </text:span><text:span text:style-name="T12">function</text:span><text:span text:style-name="T58"> </text:span><text:span text:style-name="T5">test</text:span><text:span text:style-name="T58">(){</text:span></text:p>
      <text:p text:style-name="P98"><text:soft-page-break/><text:span text:style-name="T5">dd</text:span><text:span text:style-name="T58">(</text:span><text:span text:style-name="T31">"Page test"</text:span><text:span text:style-name="T58">);</text:span></text:p>
      <text:p text:style-name="P12">}</text:p>
      <text:p text:style-name="P12">}</text:p>
      <text:p text:style-name="P41"/>
      <text:h text:style-name="P69" text:outline-level="1">HttpFoundation : Requête et Réponse HTTP !</text:h>
      <text:p text:style-name="P41">- Package : symfony/http-foundation : Offre une couche d'objets pour manipuler la Requête et la Réponse HTTP</text:p>
      <text:p text:style-name="P41">- <text:span text:style-name="T67">dans le fichier </text:span><text:span text:style-name="T69">src</text:span><text:span text:style-name="T72">/controller/TestController.php , ajouter ce code dans la fonction test ⇒</text:span></text:p>
      <text:p text:style-name="P99"><text:span text:style-name="T14">public</text:span><text:span text:style-name="T60"> </text:span><text:span text:style-name="T14">function</text:span><text:span text:style-name="T60"> </text:span><text:span text:style-name="T6">test</text:span><text:span text:style-name="T60">(</text:span><text:span text:style-name="T37">Request</text:span><text:span text:style-name="T60"> </text:span><text:span text:style-name="T25">$request</text:span><text:span text:style-name="T60">)</text:span></text:p>
      <text:p text:style-name="P12">{</text:p>
      <text:p text:style-name="P98"><text:span text:style-name="T23">$age</text:span><text:span text:style-name="T58"> = </text:span><text:span text:style-name="T23">$request</text:span><text:span text:style-name="T58">-&gt;</text:span><text:span text:style-name="T23">query</text:span><text:span text:style-name="T58">-&gt;</text:span><text:span text:style-name="T5">get</text:span><text:span text:style-name="T58">(</text:span><text:span text:style-name="T31">'age'</text:span><text:span text:style-name="T58">, </text:span><text:span text:style-name="T44">0</text:span><text:span text:style-name="T58">);</text:span></text:p>
      <text:p text:style-name="P29"/>
      <text:p text:style-name="P98"><text:span text:style-name="T35">return</text:span><text:span text:style-name="T58"> </text:span><text:span text:style-name="T12">new</text:span><text:span text:style-name="T58"> </text:span><text:span text:style-name="T36">Response</text:span><text:span text:style-name="T58">(</text:span><text:span text:style-name="T31">"Vous avez </text:span><text:span text:style-name="T23">$age</text:span><text:span text:style-name="T31"> ans!"</text:span><text:span text:style-name="T58">);</text:span></text:p>
      <text:p text:style-name="P12">}</text:p>
      <text:p text:style-name="P12">}</text:p>
      <text:p text:style-name="P98"/>
      <text:h text:style-name="P74" text:outline-level="1">Routes paramétrables : valeurs par défaut et contraintes</text:h>
      <text:p text:style-name="Text_20_body"><text:span text:style-name="T89">- </text:span><text:span text:style-name="T87">D</text:span><text:span text:style-name="T86">ans le </text:span><text:span text:style-name="T87">fichier config/routes,yaml , ajouter ce code ⇒<text:line-break/></text:span><text:span text:style-name="T16">test</text:span><text:span text:style-name="T88">:</text:span></text:p>
      <text:p text:style-name="P98"><text:span text:style-name="T12">path</text:span>: <text:span text:style-name="T31">/test/{age&lt;\d+&gt;?0}</text:span></text:p>
      <text:p text:style-name="P98"><text:span text:style-name="T12">controller</text:span>: <text:span text:style-name="T31">App\Controller\TestController::test</text:span></text:p>
      <text:p text:style-name="P24"># defaults:</text:p>
      <text:p text:style-name="P24"># age: 0</text:p>
      <text:p text:style-name="P24"># requirements:</text:p>
      <text:p text:style-name="P24"># age: \d+</text:p>
      <text:p text:style-name="P116"/>
      <text:p text:style-name="P117">- <text:span text:style-name="T90">dans le fichier </text:span><text:span text:style-name="T91">src</text:span><text:span text:style-name="T92">/controller/TestController.php , ajouter ce code dans la fonction test ⇒</text:span></text:p>
      <text:p text:style-name="P100"><text:span text:style-name="T21">public</text:span><text:span text:style-name="T61"> </text:span><text:span text:style-name="T21">function</text:span><text:span text:style-name="T61"> </text:span><text:span text:style-name="T7">test</text:span><text:span text:style-name="T61">(</text:span><text:span text:style-name="T38">Request</text:span><text:span text:style-name="T61"> </text:span><text:span text:style-name="T26">$request</text:span><text:span text:style-name="T61">, </text:span><text:span text:style-name="T26">$age</text:span><text:span text:style-name="T61">)</text:span></text:p>
      <text:p text:style-name="P12">{</text:p>
      <text:p text:style-name="P29"/>
      <text:p text:style-name="P24">//$age = $request-&gt;attributes-&gt;get('age');</text:p>
      <text:p text:style-name="P29"/>
      <text:p text:style-name="P98"><text:span text:style-name="T35">return</text:span><text:span text:style-name="T58"> </text:span><text:span text:style-name="T12">new</text:span><text:span text:style-name="T58"> </text:span><text:span text:style-name="T36">Response</text:span><text:span text:style-name="T58">(</text:span><text:span text:style-name="T31">"Vous avez </text:span><text:span text:style-name="T23">$age</text:span><text:span text:style-name="T31"> ans!"</text:span><text:span text:style-name="T58">);</text:span></text:p>
      <text:p text:style-name="P12">}</text:p>
      <text:p text:style-name="P42"/>
      <text:p text:style-name="P42"/>
      <text:p text:style-name="P75">Contraintes de Routes</text:p>
      <text:p text:style-name="P93"><text:span text:style-name="T71">- </text:span><text:span text:style-name="T93">on peux modifier les informations sur les routes on modifiant le fichier config/routes,yaml ⇒</text:span></text:p>
      <text:p text:style-name="P101"><text:span text:style-name="T22">methods</text:span><text:span text:style-name="T94">: [</text:span><text:span text:style-name="T32">GET</text:span><text:span text:style-name="T94">, </text:span><text:span text:style-name="T32">POST</text:span><text:span text:style-name="T94">]</text:span></text:p>
      <text:p text:style-name="P98"><text:span text:style-name="T12">host</text:span>: <text:span text:style-name="T31">localhost</text:span></text:p>
      <text:p text:style-name="P98"><text:span text:style-name="T12">schemes</text:span>: [<text:span text:style-name="T31">https</text:span>, <text:span text:style-name="T31">http</text:span>]</text:p>
      <text:p text:style-name="P43"><text:soft-page-break/></text:p>
      <text:p text:style-name="P76">Configuration des Routes et fichiers YAML</text:p>
      <text:p text:style-name="P35"><text:span text:style-name="T73">- </text:span><text:span text:style-name="T74">pour configurer les routes vous pouvez créer <text:s/>des fichiers dans le dossier config , exemple config/test,yaml avec ce contenu ⇒</text:span></text:p>
      <text:p text:style-name="P102"><text:span text:style-name="T15">index</text:span><text:span text:style-name="T74">:</text:span></text:p>
      <text:p text:style-name="P98"><text:span text:style-name="T12">path</text:span>: <text:span text:style-name="T31">/</text:span></text:p>
      <text:p text:style-name="P98"><text:span text:style-name="T12">controller</text:span>: <text:span text:style-name="T31">App\Controller\TestController::index</text:span></text:p>
      <text:p text:style-name="P29"/>
      <text:p text:style-name="P98"><text:span text:style-name="T12">test</text:span>:</text:p>
      <text:p text:style-name="P98"><text:span text:style-name="T12">path</text:span>: <text:span text:style-name="T31">/test/{age&lt;\d+&gt;?0}</text:span></text:p>
      <text:p text:style-name="P98"><text:span text:style-name="T12">controller</text:span>: <text:span text:style-name="T31">App\Controller\TestController::test</text:span></text:p>
      <text:p text:style-name="P98"><text:span text:style-name="T12">methods</text:span>: [<text:span text:style-name="T31">GET</text:span>, <text:span text:style-name="T31">POST</text:span>]</text:p>
      <text:p text:style-name="P98"><text:span text:style-name="T12">host</text:span>: <text:span text:style-name="T31">localhost</text:span></text:p>
      <text:p text:style-name="P98"><text:span text:style-name="T12">schemes</text:span>: [<text:span text:style-name="T31">https</text:span>, <text:span text:style-name="T31">http</text:span>]</text:p>
      <text:p text:style-name="P24"># defaults:</text:p>
      <text:p text:style-name="P24"># age: 0</text:p>
      <text:p text:style-name="P24"># requirements:</text:p>
      <text:p text:style-name="P24"># age: \d+</text:p>
      <text:p text:style-name="P98"/>
      <text:p text:style-name="P44"/>
      <text:p text:style-name="P44"/>
      <text:p text:style-name="P77">Configurer les routes sous forme d'Annotations (@Route)</text:p>
      <text:p text:style-name="P36"><text:span text:style-name="T74">- o</text:span><text:span text:style-name="T71">n peux configurer les routes sous forme d’annotations de cette façon, en ajoutant ce code dans le fichier src/Controller/</text:span><text:span text:style-name="T75">TestController,php </text:span><text:span text:style-name="T77">avant la fonction test()</text:span><text:span text:style-name="T75"> </text:span><text:span text:style-name="T76">⇒</text:span></text:p>
      <text:p text:style-name="P25">/**</text:p>
      <text:p text:style-name="P24">* @Route("/test/{age&lt;\d+&gt;?0}", name="test", methods={"GET", "POST"}, host="localhost", schemes={"http","https"} )</text:p>
      <text:p text:style-name="P24">*/</text:p>
      <text:p text:style-name="P45"/>
      <text:p text:style-name="P45"/>
      <text:p text:style-name="P45"/>
      <text:p text:style-name="P78">Symfony Flex : booster Composer et le rendre Surpuissant !</text:p>
      <text:p text:style-name="P37"><text:span text:style-name="T78">- </text:span><text:span text:style-name="T79">ajouter annotations ⇒ composer require annotations</text:span></text:p>
      <text:p text:style-name="P46"/>
      <text:p text:style-name="P79">Routes, Controllers, HttpFoundation : Récapitulatif</text:p>
      <text:p text:style-name="P79">Exercice : créez une page Hello World</text:p>
      <text:p text:style-name="P47">- créer un fichier php avec ce contenu src/Controller/HelloController,php , avec ce code ⇒</text:p>
      <text:p text:style-name="P20">&lt;?php</text:p>
      <text:p text:style-name="P29"/>
      <text:p text:style-name="P98"><text:soft-page-break/><text:span text:style-name="T12">namespace</text:span><text:span text:style-name="T58"> </text:span><text:span text:style-name="T36">App\Controller</text:span><text:span text:style-name="T58">;</text:span></text:p>
      <text:p text:style-name="P29"/>
      <text:p text:style-name="P98"><text:span text:style-name="T12">use</text:span><text:span text:style-name="T58"> Symfony\Component\HttpFoundation\</text:span><text:span text:style-name="T36">Request</text:span><text:span text:style-name="T58">;</text:span></text:p>
      <text:p text:style-name="P98"><text:span text:style-name="T12">use</text:span><text:span text:style-name="T58"> Symfony\Component\HttpFoundation\</text:span><text:span text:style-name="T36">Response</text:span><text:span text:style-name="T58">;</text:span></text:p>
      <text:p text:style-name="P98"><text:span text:style-name="T12">use</text:span><text:span text:style-name="T58"> Symfony\Component\Routing\Annotation\</text:span><text:span text:style-name="T36">Route</text:span><text:span text:style-name="T58">;</text:span></text:p>
      <text:p text:style-name="P29"/>
      <text:p text:style-name="P98"><text:span text:style-name="T12">class</text:span><text:span text:style-name="T58"> </text:span><text:span text:style-name="T36">HelloController</text:span></text:p>
      <text:p text:style-name="P12">{</text:p>
      <text:p text:style-name="P24">/**</text:p>
      <text:p text:style-name="P24">* @Route("/hello/{name?World}", name="hello")</text:p>
      <text:p text:style-name="P24">*/</text:p>
      <text:p text:style-name="P98"><text:span text:style-name="T12">public</text:span><text:span text:style-name="T58"> </text:span><text:span text:style-name="T12">function</text:span><text:span text:style-name="T58"> </text:span><text:span text:style-name="T5">hello</text:span><text:span text:style-name="T58">(</text:span><text:span text:style-name="T23">$name</text:span><text:span text:style-name="T58">){</text:span></text:p>
      <text:p text:style-name="P98"><text:span text:style-name="T35">return</text:span><text:span text:style-name="T58"> </text:span><text:span text:style-name="T12">new</text:span><text:span text:style-name="T58"> </text:span><text:span text:style-name="T36">Response</text:span><text:span text:style-name="T58">(</text:span><text:span text:style-name="T31">"Hello </text:span><text:span text:style-name="T23">$name</text:span><text:span text:style-name="T31">"</text:span><text:span text:style-name="T58">);</text:span></text:p>
      <text:p text:style-name="P12">}</text:p>
      <text:p text:style-name="P12">}</text:p>
      <text:p text:style-name="P29"/>
      <text:p text:style-name="P17">?&gt;</text:p>
      <text:p text:style-name="P47"/>
      <text:p text:style-name="P47"/>
      <text:p text:style-name="P47"/>
      <text:p text:style-name="P80">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97">5) </text:span>Les bases de Symfony : Le container de services (50 minutes)</text:p>
      <text:p text:style-name="P94">Introduction au container de services de Symfony</text:p>
      <text:p text:style-name="P118">utiliser le service LoggerInterface pour écrire dans le log, dans le class src/Controller/HelloController,php , ajouter ce code ===&gt;</text:p>
      <text:p text:style-name="P103"><text:span text:style-name="T12">protected</text:span><text:span text:style-name="T58"> </text:span><text:span text:style-name="T23">$logger</text:span><text:span text:style-name="T58">;</text:span></text:p>
      <text:p text:style-name="P98"><text:span text:style-name="T12">public</text:span><text:span text:style-name="T58"> </text:span><text:span text:style-name="T12">function</text:span><text:span text:style-name="T58"> </text:span><text:span text:style-name="T5">__construct</text:span><text:span text:style-name="T58">(</text:span><text:span text:style-name="T36">LoggerInterface</text:span><text:span text:style-name="T58"> </text:span><text:span text:style-name="T23">$logger</text:span><text:span text:style-name="T58">)</text:span></text:p>
      <text:p text:style-name="P12">{</text:p>
      <text:p text:style-name="P98"><text:span text:style-name="T12">$this</text:span><text:span text:style-name="T58">-&gt;</text:span><text:span text:style-name="T23">logger</text:span><text:span text:style-name="T58"> = </text:span><text:span text:style-name="T23">$logger</text:span><text:span text:style-name="T58">; </text:span></text:p>
      <text:p text:style-name="P12">}</text:p>
      <text:p text:style-name="P120"><text:span text:style-name="T98">ou bien dans la fonction hello utiliser LoggerInterface de cette façon ⇒<text:line-break/></text:span><text:span text:style-name="T16">public</text:span><text:span text:style-name="T62"> </text:span><text:span text:style-name="T16">function</text:span><text:span text:style-name="T62"> </text:span><text:span text:style-name="T8">hello</text:span><text:span text:style-name="T62">(</text:span><text:span text:style-name="T27">$name</text:span><text:span text:style-name="T62">, </text:span><text:span text:style-name="T39">LoggerInterface</text:span><text:span text:style-name="T62"> </text:span><text:span text:style-name="T27">$logger</text:span><text:span text:style-name="T62">){</text:span></text:p>
      <text:p text:style-name="P13"/>
      <text:p text:style-name="P105"/>
      <text:p text:style-name="P121">et aprés l’utilisation de la logger de cette façon ⇒ <text:span text:style-name="T16">$this</text:span><text:span text:style-name="T62">-&gt;</text:span><text:span text:style-name="T27">logger</text:span><text:span text:style-name="T62">-&gt;</text:span><text:span text:style-name="T8">error</text:span><text:span text:style-name="T62">(</text:span><text:span text:style-name="T33">"Mon message de log !"</text:span><text:span text:style-name="T62">)</text:span></text:p>
      <text:h text:style-name="P70" text:outline-level="1"><text:soft-page-break/>Créez vos propres services !</text:h>
      <text:p text:style-name="P119">- <text:span text:style-name="T99">créer le dossier Taxes avec le fichier Calculator,php dans src , le contenu de src/Taxes/Calculator,php ⇒</text:span></text:p>
      <text:p text:style-name="P18">&lt;?php</text:p>
      <text:p text:style-name="P29"/>
      <text:p text:style-name="P98"><text:span text:style-name="T12">namespace</text:span><text:span text:style-name="T58"> </text:span><text:span text:style-name="T36">App\Taxes</text:span><text:span text:style-name="T58">;</text:span></text:p>
      <text:p text:style-name="P29"/>
      <text:p text:style-name="P98"><text:span text:style-name="T12">class</text:span><text:span text:style-name="T58"> </text:span><text:span text:style-name="T36">Calculator</text:span><text:span text:style-name="T58"> </text:span></text:p>
      <text:p text:style-name="P12">{</text:p>
      <text:p text:style-name="P98"><text:span text:style-name="T12">public</text:span><text:span text:style-name="T58"> </text:span><text:span text:style-name="T12">function</text:span><text:span text:style-name="T58"> </text:span><text:span text:style-name="T5">calcul</text:span><text:span text:style-name="T58">(</text:span><text:span text:style-name="T12">float</text:span><text:span text:style-name="T58"> </text:span><text:span text:style-name="T23">$prix</text:span><text:span text:style-name="T58">){</text:span></text:p>
      <text:p text:style-name="P98"><text:span text:style-name="T35">return</text:span><text:span text:style-name="T58"> </text:span><text:span text:style-name="T23">$prix</text:span><text:span text:style-name="T58"> * (</text:span><text:span text:style-name="T44">20</text:span><text:span text:style-name="T58"> / </text:span><text:span text:style-name="T44">100</text:span><text:span text:style-name="T58">);</text:span></text:p>
      <text:p text:style-name="P12">}</text:p>
      <text:p text:style-name="P12">}</text:p>
      <text:p text:style-name="P119"/>
      <text:p text:style-name="P119">- <text:span text:style-name="T100">maintenant on peut uttiliser le service Calculator par tout dans le projet , exemple dans Le controller src/Controller/TestController,php ⇒</text:span></text:p>
      <text:p text:style-name="P104"><text:span text:style-name="T12">protected</text:span><text:span text:style-name="T58"> </text:span><text:span text:style-name="T23">$calculator</text:span><text:span text:style-name="T58">;</text:span></text:p>
      <text:p text:style-name="P98"><text:span text:style-name="T12">public</text:span><text:span text:style-name="T58"> </text:span><text:span text:style-name="T12">function</text:span><text:span text:style-name="T58"> </text:span><text:span text:style-name="T5">__construct</text:span><text:span text:style-name="T58">(</text:span><text:span text:style-name="T36">Calculator</text:span><text:span text:style-name="T58"> </text:span><text:span text:style-name="T23">$calculator</text:span><text:span text:style-name="T58">)</text:span></text:p>
      <text:p text:style-name="P12">{</text:p>
      <text:p text:style-name="P98"><text:span text:style-name="T12">$this</text:span><text:span text:style-name="T58">-&gt;</text:span><text:span text:style-name="T23">calculator</text:span><text:span text:style-name="T58"> = </text:span><text:span text:style-name="T23">$calculator</text:span><text:span text:style-name="T58">;</text:span></text:p>
      <text:p text:style-name="P12">}</text:p>
      <text:p text:style-name="P24">/**</text:p>
      <text:p text:style-name="P24">* @Route("/test", name="index")</text:p>
      <text:p text:style-name="P24">*/</text:p>
      <text:p text:style-name="P98"><text:span text:style-name="T12">public</text:span><text:span text:style-name="T58"> </text:span><text:span text:style-name="T12">function</text:span><text:span text:style-name="T58"> </text:span><text:span text:style-name="T5">index</text:span><text:span text:style-name="T58">()</text:span></text:p>
      <text:p text:style-name="P12">{</text:p>
      <text:p text:style-name="P98"><text:span text:style-name="T23">$tva</text:span><text:span text:style-name="T58"> = </text:span><text:span text:style-name="T12">$this</text:span><text:span text:style-name="T58">-&gt;</text:span><text:span text:style-name="T23">calculator</text:span><text:span text:style-name="T58">-&gt;</text:span><text:span text:style-name="T5">calcul</text:span><text:span text:style-name="T58">(</text:span><text:span text:style-name="T44">100</text:span><text:span text:style-name="T58">);</text:span></text:p>
      <text:p text:style-name="P98"><text:span text:style-name="T5">dump</text:span><text:span text:style-name="T58">(</text:span><text:span text:style-name="T23">$tva</text:span><text:span text:style-name="T58">);</text:span></text:p>
      <text:p text:style-name="P98"><text:span text:style-name="T5">dd</text:span><text:span text:style-name="T58">(</text:span><text:span text:style-name="T31">"ça fonctionne"</text:span><text:span text:style-name="T58">);</text:span></text:p>
      <text:p text:style-name="P12">}</text:p>
      <text:p text:style-name="P119"/>
      <text:p text:style-name="P119"/>
      <text:p text:style-name="P96">Comprendre le Container de Services de Symfony</text:p>
      <text:p text:style-name="P96"><text:a xlink:type="simple" xlink:href="https://symfony.com/doc/current/service_container.html" text:style-name="Internet_20_link" text:visited-style-name="Visited_20_Internet_20_Link">https://symfony.com/doc/current/service_container.html</text:a></text:p>
      <text:p text:style-name="P96"/>
      <text:p text:style-name="P96"/>
      <text:p text:style-name="P96"/>
      <text:h text:style-name="P95" text:outline-level="1">Voir le Container de Services à l'oeuvre !</text:h>
      <text:p text:style-name="P97">📖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97"/>
      <text:p text:style-name="P97"/>
      <text:p text:style-name="P97"/>
      <text:p text:style-name="P97">Les limites du Container : configuration des services</text:p>
      <text:p text:style-name="P122">dans le fichier <text:span text:style-name="T68">src</text:span><text:span text:style-name="T71">/Taxes/Calculator,php , ajouter ce code pour le $tva⇒</text:span></text:p>
      <text:p text:style-name="P106"><text:span text:style-name="T13">protected</text:span><text:span text:style-name="T59"> </text:span><text:span text:style-name="T24">$tva</text:span><text:span text:style-name="T59">;</text:span></text:p>
      <text:p text:style-name="P29"><text:soft-page-break/></text:p>
      <text:p text:style-name="P98"><text:span text:style-name="T12">public</text:span><text:span text:style-name="T58"> </text:span><text:span text:style-name="T12">function</text:span><text:span text:style-name="T58"> </text:span><text:span text:style-name="T5">__construct</text:span><text:span text:style-name="T58">(</text:span><text:span text:style-name="T36">LoggerInterface</text:span><text:span text:style-name="T58"> </text:span><text:span text:style-name="T23">$logger</text:span><text:span text:style-name="T58">, </text:span><text:span text:style-name="T12">float</text:span><text:span text:style-name="T58"> </text:span><text:span text:style-name="T23">$tva</text:span><text:span text:style-name="T58">)</text:span></text:p>
      <text:p text:style-name="P12">{</text:p>
      <text:p text:style-name="P98"><text:span text:style-name="T12">$this</text:span><text:span text:style-name="T58">-&gt;</text:span><text:span text:style-name="T23">logger</text:span><text:span text:style-name="T58"> = </text:span><text:span text:style-name="T23">$logger</text:span><text:span text:style-name="T58">;</text:span></text:p>
      <text:p text:style-name="P98"><text:span text:style-name="T12">$this</text:span><text:span text:style-name="T58">-&gt;</text:span><text:span text:style-name="T23">tva</text:span><text:span text:style-name="T58"> = </text:span><text:span text:style-name="T23">$tva</text:span><text:span text:style-name="T58">;</text:span></text:p>
      <text:p text:style-name="P12">}</text:p>
      <text:p text:style-name="P123"><text:s/>mais pour que ça fonctionne il faut ajouter ce code dans le fichier config/services,yaml ⇒</text:p>
      <text:p text:style-name="P106"><text:span text:style-name="T13">App\Taxes\Calculator</text:span><text:span text:style-name="T71">:</text:span></text:p>
      <text:p text:style-name="P98"><text:span text:style-name="T12">arguments</text:span>:</text:p>
      <text:p text:style-name="P98"><text:span text:style-name="T12">$tva</text:span>: <text:span text:style-name="T44">20</text:span></text:p>
      <text:p text:style-name="P123"/>
      <text:p text:style-name="P123"/>
      <text:p text:style-name="P123"/>
      <text:p text:style-name="P123"/>
      <text:p text:style-name="P81">Utilisez des bibliothèques tierces avec le Container</text:p>
      <text:p text:style-name="P124">- <text:span text:style-name="T102">installer slugify,</text:span> <text:span text:style-name="T101">taper sur le terminal ⇒</text:span></text:p>
      <text:p text:style-name="P125">composer require cocur/slugify</text:p>
      <text:p text:style-name="P125"/>
      <text:p text:style-name="P125">- <text:span text:style-name="T102">utiliser slugify en ajoutant ce code dans le fichier HelloController,php ⇒</text:span></text:p>
      <text:p text:style-name="P107"><text:span text:style-name="T12">public</text:span><text:span text:style-name="T58"> </text:span><text:span text:style-name="T12">function</text:span><text:span text:style-name="T58"> </text:span><text:span text:style-name="T5">hello</text:span><text:span text:style-name="T58">(</text:span><text:span text:style-name="T23">$name</text:span><text:span text:style-name="T58">, </text:span><text:span text:style-name="T36">LoggerInterface</text:span><text:span text:style-name="T58"> </text:span><text:span text:style-name="T23">$logger</text:span><text:span text:style-name="T58">,</text:span><text:span text:style-name="T36">Calculator</text:span><text:span text:style-name="T58"> </text:span><text:span text:style-name="T23">$calculator</text:span><text:span text:style-name="T58">, </text:span><text:span text:style-name="T36">Slugify</text:span><text:span text:style-name="T58"> </text:span><text:span text:style-name="T23">$slug</text:span><text:span text:style-name="T58">){</text:span></text:p>
      <text:p text:style-name="P98"><text:span text:style-name="T5">dump</text:span><text:span text:style-name="T58">(</text:span><text:span text:style-name="T23">$slug</text:span><text:span text:style-name="T58">-&gt;</text:span><text:span text:style-name="T5">slugify</text:span><text:span text:style-name="T58">(</text:span><text:span text:style-name="T31">"Hello world"</text:span><text:span text:style-name="T58">));</text:span></text:p>
      <text:p text:style-name="P107"/>
      <text:p text:style-name="P125"/>
      <text:p text:style-name="P125"/>
      <text:p text:style-name="P82">La différence entre une bibliothèque et un Bundle Symfony</text:p>
      <text:p text:style-name="P48">- <text:span text:style-name="T103">installer twig ⇒</text:span></text:p>
      <text:p text:style-name="P48">composer require twig</text:p>
      <text:p text:style-name="P38"><text:span text:style-name="T81">- </text:span><text:span text:style-name="T82">on peut utiliser l’utilisation de twig avec code dans le fichier HelloController,php ⇒<text:line-break/></text:span><text:span text:style-name="T19">public</text:span><text:span text:style-name="T65"> </text:span><text:span text:style-name="T19">function</text:span><text:span text:style-name="T65"> </text:span><text:span text:style-name="T11">hello</text:span><text:span text:style-name="T65">(</text:span><text:span text:style-name="T30">$name</text:span><text:span text:style-name="T65">, </text:span><text:span text:style-name="T42">LoggerInterface</text:span><text:span text:style-name="T65"> </text:span><text:span text:style-name="T30">$logger</text:span><text:span text:style-name="T65">,</text:span><text:span text:style-name="T42">Calculator</text:span><text:span text:style-name="T65"> </text:span><text:span text:style-name="T30">$calculator</text:span><text:span text:style-name="T65">, </text:span><text:span text:style-name="T42">Slugify</text:span><text:span text:style-name="T65"> </text:span><text:span text:style-name="T30">$slug</text:span><text:span text:style-name="T65">,</text:span></text:p>
      <text:p text:style-name="P98"><text:span text:style-name="T36">Environment</text:span><text:span text:style-name="T58"> </text:span><text:span text:style-name="T23">$twig</text:span></text:p>
      <text:p text:style-name="P12">){</text:p>
      <text:p text:style-name="P98"><text:span text:style-name="T5">dump</text:span><text:span text:style-name="T58">(</text:span><text:span text:style-name="T23">$twig</text:span><text:span text:style-name="T58">);</text:span></text:p>
      <text:p text:style-name="P48"/>
      <text:p text:style-name="P48"/>
      <text:p text:style-name="P48"/>
      <text:p text:style-name="P82">Container de Services : Récapitulatif</text:p>
      <text:p text:style-name="P84"/>
      <text:p text:style-name="P84"/>
      <text:p text:style-name="P84"><text:s/>Interlude : l'ArgumentResolver dans Symfony</text:p>
      <text:p text:style-name="P84"/>
      <text:p text:style-name="P84"/>
      <text:h text:style-name="P83" text:outline-level="1">Exercice #01 : Créez un service "Detector"</text:h>
      <text:p text:style-name="P49">- <text:span text:style-name="T104">créer un class src/Taxes/Detector,php ⇒</text:span></text:p>
      <text:p text:style-name="P21">&lt;?php</text:p>
      <text:p text:style-name="P29"/>
      <text:p text:style-name="P98"><text:span text:style-name="T12">namespace</text:span><text:span text:style-name="T58"> </text:span><text:span text:style-name="T36">App\Taxes</text:span><text:span text:style-name="T58">;</text:span></text:p>
      <text:p text:style-name="P29"/>
      <text:p text:style-name="P98"><text:soft-page-break/><text:span text:style-name="T12">class</text:span><text:span text:style-name="T58"> </text:span><text:span text:style-name="T36">Detector</text:span><text:span text:style-name="T58"> </text:span></text:p>
      <text:p text:style-name="P12">{</text:p>
      <text:p text:style-name="P29"/>
      <text:p text:style-name="P98"><text:span text:style-name="T12">public</text:span><text:span text:style-name="T58"> </text:span><text:span text:style-name="T12">function</text:span><text:span text:style-name="T58"> </text:span><text:span text:style-name="T5">detect</text:span><text:span text:style-name="T58">(</text:span><text:span text:style-name="T12">int</text:span><text:span text:style-name="T58"> </text:span><text:span text:style-name="T23">$amount</text:span><text:span text:style-name="T58">){</text:span></text:p>
      <text:p text:style-name="P98"><text:span text:style-name="T35">if</text:span><text:span text:style-name="T58">(</text:span><text:span text:style-name="T23">$amount</text:span><text:span text:style-name="T58">&gt;</text:span><text:span text:style-name="T44">100</text:span><text:span text:style-name="T58">){</text:span></text:p>
      <text:p text:style-name="P98"><text:span text:style-name="T35">return</text:span><text:span text:style-name="T58"> </text:span><text:span text:style-name="T12">true</text:span><text:span text:style-name="T58">;</text:span></text:p>
      <text:p text:style-name="P98"><text:span text:style-name="T58">} </text:span><text:span text:style-name="T35">else</text:span><text:span text:style-name="T58"> {</text:span></text:p>
      <text:p text:style-name="P98"><text:span text:style-name="T35">return</text:span><text:span text:style-name="T58"> </text:span><text:span text:style-name="T12">false</text:span><text:span text:style-name="T58">;</text:span></text:p>
      <text:p text:style-name="P12">}</text:p>
      <text:p text:style-name="P12">}</text:p>
      <text:p text:style-name="P12">}</text:p>
      <text:p text:style-name="P49"/>
      <text:p text:style-name="P49"/>
      <text:h text:style-name="P83" text:outline-level="1">Correction #02 : Configuration d'un seuil de TVA</text:h>
      <text:p text:style-name="P39"><text:span text:style-name="T83">- </text:span><text:span text:style-name="T84">ajouter ce code dans le fichier src/Taxes/Dector.php ⇒<text:line-break/></text:span><text:span text:style-name="T19">protected</text:span><text:span text:style-name="T65"> </text:span><text:span text:style-name="T30">$seuil</text:span><text:span text:style-name="T65">;</text:span></text:p>
      <text:p text:style-name="P29"/>
      <text:p text:style-name="P98"><text:span text:style-name="T12">public</text:span><text:span text:style-name="T58"> </text:span><text:span text:style-name="T12">function</text:span><text:span text:style-name="T58"> </text:span><text:span text:style-name="T5">__construct</text:span><text:span text:style-name="T58">(</text:span><text:span text:style-name="T12">float</text:span><text:span text:style-name="T58"> </text:span><text:span text:style-name="T23">$seuil</text:span><text:span text:style-name="T58">){</text:span></text:p>
      <text:p text:style-name="P98"><text:span text:style-name="T12">$this</text:span><text:span text:style-name="T58">-&gt;</text:span><text:span text:style-name="T23">seuil</text:span><text:span text:style-name="T58"> = </text:span><text:span text:style-name="T23">$seuil</text:span><text:span text:style-name="T58">;</text:span></text:p>
      <text:p text:style-name="P12">}</text:p>
      <text:p text:style-name="P50"/>
      <text:p text:style-name="P50">- <text:span text:style-name="T105">ajouter ce code dans le fichier config/services,yaml ⇒</text:span></text:p>
      <text:p text:style-name="P108"><text:span text:style-name="T12">App\Taxes\Detector</text:span>:</text:p>
      <text:p text:style-name="P98"><text:span text:style-name="T12">arguments</text:span>:</text:p>
      <text:p text:style-name="P98"><text:span text:style-name="T12">$seuil</text:span>: <text:span text:style-name="T44">100</text:span></text:p>
      <text:p text:style-name="P50"/>
      <text:p text:style-name="P50"/>
      <text:p text:style-name="P50"/>
      <text:p text:style-name="P50"/>
      <text:p text:style-name="P3"><text:span text:style-name="T80">6) </text:span>A la découverte de Twig ! (65 minutes)</text:p>
      <text:h text:style-name="P85" text:outline-level="1">📖 Introduction à Twig !</text:h>
      <text:h text:style-name="P85" text:outline-level="1">Notre premier template Twig</text:h>
      <text:p text:style-name="P54">- <text:span text:style-name="T106">modfier le fichier src/Controller/HelloController,php ⇒</text:span></text:p>
      <text:p text:style-name="P26">/**</text:p>
      <text:p text:style-name="P24">* @Route("/hello/{prenom?World}", name="hello")</text:p>
      <text:p text:style-name="P24">*/</text:p>
      <text:p text:style-name="P98"><text:span text:style-name="T12">public</text:span><text:span text:style-name="T58"> </text:span><text:span text:style-name="T12">function</text:span><text:span text:style-name="T58"> </text:span><text:span text:style-name="T5">hello</text:span><text:span text:style-name="T58">(</text:span><text:span text:style-name="T23">$prenom</text:span><text:span text:style-name="T58">, </text:span><text:span text:style-name="T36">Environment</text:span><text:span text:style-name="T58"> </text:span><text:span text:style-name="T23">$twig</text:span><text:span text:style-name="T58">){</text:span></text:p>
      <text:p text:style-name="P98"><text:span text:style-name="T23">$html</text:span><text:span text:style-name="T58"> = </text:span><text:span text:style-name="T23">$twig</text:span><text:span text:style-name="T58">-&gt;</text:span><text:span text:style-name="T5">render</text:span><text:span text:style-name="T58">(</text:span><text:span text:style-name="T31">'hello.html.twig'</text:span><text:span text:style-name="T58">,[</text:span><text:span text:style-name="T31">'prenom'</text:span><text:span text:style-name="T58">=&gt;</text:span><text:span text:style-name="T23">$prenom</text:span><text:span text:style-name="T58">]);</text:span></text:p>
      <text:p text:style-name="P98"><text:span text:style-name="T35">return</text:span><text:span text:style-name="T58"> </text:span><text:span text:style-name="T12">new</text:span><text:span text:style-name="T58"> </text:span><text:span text:style-name="T36">Response</text:span><text:span text:style-name="T58">(</text:span><text:span text:style-name="T23">$html</text:span><text:span text:style-name="T58">);</text:span></text:p>
      <text:p text:style-name="P12">}</text:p>
      <text:p text:style-name="P54"><text:soft-page-break/>- <text:span text:style-name="T106">créer le fichier src/templates/hello,html,twig , avec ce contenu ⇒</text:span></text:p>
      <text:p text:style-name="P54"/>
      <text:p text:style-name="P108"><text:span text:style-name="T107">&lt;!</text:span>DOCTYPE html<text:span text:style-name="T107">&gt;</text:span></text:p>
      <text:p text:style-name="P98"><text:span text:style-name="T107">&lt;</text:span><text:span text:style-name="T12">html</text:span> <text:span text:style-name="T23">lang</text:span>=<text:span text:style-name="T31">"en"</text:span><text:span text:style-name="T107">&gt;</text:span></text:p>
      <text:p text:style-name="P98"><text:span text:style-name="T107">&lt;</text:span><text:span text:style-name="T12">head</text:span><text:span text:style-name="T107">&gt;</text:span></text:p>
      <text:p text:style-name="P98"><text:span text:style-name="T107">&lt;</text:span><text:span text:style-name="T12">meta</text:span> <text:span text:style-name="T23">charset</text:span>=<text:span text:style-name="T31">"UTF-8"</text:span><text:span text:style-name="T107">&gt;</text:span></text:p>
      <text:p text:style-name="P98"><text:span text:style-name="T107">&lt;</text:span><text:span text:style-name="T12">meta</text:span> <text:span text:style-name="T23">name</text:span>=<text:span text:style-name="T31">"viewport"</text:span> <text:span text:style-name="T23">content</text:span>=<text:span text:style-name="T31">"width=device-width, initial-scale=1.0"</text:span><text:span text:style-name="T107">&gt;</text:span></text:p>
      <text:p text:style-name="P98"><text:span text:style-name="T107">&lt;</text:span><text:span text:style-name="T12">title</text:span><text:span text:style-name="T107">&gt;</text:span>Salut !<text:span text:style-name="T107">&lt;/</text:span><text:span text:style-name="T12">title</text:span><text:span text:style-name="T107">&gt;</text:span></text:p>
      <text:p text:style-name="P98"><text:span text:style-name="T107">&lt;/</text:span><text:span text:style-name="T12">head</text:span><text:span text:style-name="T107">&gt;</text:span></text:p>
      <text:p text:style-name="P98"><text:span text:style-name="T107">&lt;</text:span><text:span text:style-name="T12">body</text:span><text:span text:style-name="T107">&gt;</text:span></text:p>
      <text:p text:style-name="P98"><text:span text:style-name="T107">&lt;</text:span><text:span text:style-name="T12">h1</text:span><text:span text:style-name="T107">&gt;</text:span>Hello {{ <text:span text:style-name="T23">prenom</text:span> }} !<text:span text:style-name="T107">&lt;/</text:span><text:span text:style-name="T12">h1</text:span><text:span text:style-name="T107">&gt;</text:span></text:p>
      <text:p text:style-name="P98"><text:span text:style-name="T107">&lt;/</text:span><text:span text:style-name="T12">body</text:span><text:span text:style-name="T107">&gt;</text:span></text:p>
      <text:p text:style-name="P98"><text:span text:style-name="T107">&lt;/</text:span><text:span text:style-name="T12">html</text:span><text:span text:style-name="T107">&gt;</text:span></text:p>
      <text:p text:style-name="P49"/>
      <text:p text:style-name="P49"/>
      <text:p text:style-name="P49"/>
      <text:h text:style-name="P83"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98"><text:span text:style-name="T12">public</text:span><text:span text:style-name="T58"> </text:span><text:span text:style-name="T12">function</text:span><text:span text:style-name="T58"> </text:span><text:span text:style-name="T5">hello</text:span><text:span text:style-name="T58">(</text:span><text:span text:style-name="T23">$prenom</text:span><text:span text:style-name="T58">, </text:span><text:span text:style-name="T36">Environment</text:span><text:span text:style-name="T58"> </text:span><text:span text:style-name="T23">$twig</text:span><text:span text:style-name="T58">){</text:span></text:p>
      <text:p text:style-name="P98"><text:span text:style-name="T23">$html</text:span><text:span text:style-name="T58"> = </text:span><text:span text:style-name="T23">$twig</text:span><text:span text:style-name="T58">-&gt;</text:span><text:span text:style-name="T5">render</text:span><text:span text:style-name="T58">(</text:span><text:span text:style-name="T31">'hello.html.twig'</text:span><text:span text:style-name="T58">,</text:span></text:p>
      <text:p text:style-name="P98"><text:span text:style-name="T58">[ </text:span><text:span text:style-name="T31">'prenom'</text:span><text:span text:style-name="T58">=&gt;</text:span><text:span text:style-name="T23">$prenom</text:span><text:span text:style-name="T58">,</text:span></text:p>
      <text:p text:style-name="P98"><text:span text:style-name="T31">'age'</text:span><text:span text:style-name="T58"> =&gt; </text:span><text:span text:style-name="T44">12</text:span><text:span text:style-name="T58">,</text:span></text:p>
      <text:p text:style-name="P98"><text:span text:style-name="T31">'prenoms'</text:span><text:span text:style-name="T58"> =&gt; [</text:span></text:p>
      <text:p text:style-name="P98"><text:span text:style-name="T31">'Lior'</text:span><text:span text:style-name="T58">,</text:span></text:p>
      <text:p text:style-name="P98"><text:span text:style-name="T31">'Magali'</text:span><text:span text:style-name="T58">,</text:span></text:p>
      <text:p text:style-name="P126">'Elise'</text:p>
      <text:p text:style-name="P12">]</text:p>
      <text:p text:style-name="P12">]);</text:p>
      <text:p text:style-name="P98"><text:span text:style-name="T35">return</text:span><text:span text:style-name="T58"> </text:span><text:span text:style-name="T12">new</text:span><text:span text:style-name="T58"> </text:span><text:span text:style-name="T36">Response</text:span><text:span text:style-name="T58">(</text:span><text:span text:style-name="T23">$html</text:span><text:span text:style-name="T58">);</text:span></text:p>
      <text:p text:style-name="P12">}</text:p>
      <text:p text:style-name="P51"/>
      <text:p text:style-name="P51">- <text:span text:style-name="T108">dans le fichier templates/hello.html.twig , ajouter ce code ⇒</text:span></text:p>
      <text:p text:style-name="P109">{% <text:span text:style-name="T35">if</text:span> <text:span text:style-name="T23">age</text:span> <text:span text:style-name="T58">&gt;=</text:span> <text:span text:style-name="T44">18</text:span> %}</text:p>
      <text:p text:style-name="P98">Vous êtes un adulte</text:p>
      <text:p text:style-name="P98">{% <text:span text:style-name="T35">else</text:span> %}</text:p>
      <text:p text:style-name="P98">Vous êtes un enfant</text:p>
      <text:p text:style-name="P98">{% <text:span text:style-name="T35">endif</text:span> %}</text:p>
      <text:p text:style-name="P29"/>
      <text:p text:style-name="P98"><text:span text:style-name="T107">&lt;</text:span><text:span text:style-name="T12">ul</text:span><text:span text:style-name="T107">&gt;</text:span></text:p>
      <text:p text:style-name="P98">{% <text:span text:style-name="T35">for</text:span> <text:span text:style-name="T23">personne</text:span> <text:span text:style-name="T58">in</text:span> <text:span text:style-name="T23">prenoms</text:span> %}</text:p>
      <text:p text:style-name="P98"><text:span text:style-name="T107">&lt;</text:span><text:span text:style-name="T12">li</text:span><text:span text:style-name="T107">&gt;</text:span>{{ <text:span text:style-name="T23">personne</text:span> | <text:span text:style-name="T23">upper</text:span> }}<text:span text:style-name="T107">&lt;/</text:span><text:span text:style-name="T12">li</text:span><text:span text:style-name="T107">&gt;</text:span></text:p>
      <text:p text:style-name="P98">{% <text:span text:style-name="T35">endfor</text:span> %}</text:p>
      <text:p text:style-name="P98"><text:span text:style-name="T107">&lt;/</text:span><text:span text:style-name="T12">ul</text:span><text:span text:style-name="T107">&gt;</text:span></text:p>
      <text:p text:style-name="P29"/>
      <text:p text:style-name="P98"><text:span text:style-name="T107">&lt;</text:span><text:span text:style-name="T12">ul</text:span><text:span text:style-name="T107">&gt;</text:span></text:p>
      <text:p text:style-name="P98"><text:soft-page-break/>{% <text:span text:style-name="T35">for</text:span> <text:span text:style-name="T23">i</text:span> <text:span text:style-name="T58">in</text:span> <text:span text:style-name="T44">1</text:span><text:span text:style-name="T58">..</text:span><text:span text:style-name="T44">10</text:span> %}</text:p>
      <text:p text:style-name="P98"><text:span text:style-name="T107">&lt;</text:span><text:span text:style-name="T12">li</text:span><text:span text:style-name="T107">&gt;</text:span>Numéro {{ <text:span text:style-name="T23">i</text:span> }}<text:span text:style-name="T107">&lt;/</text:span><text:span text:style-name="T12">li</text:span><text:span text:style-name="T107">&gt;</text:span></text:p>
      <text:p text:style-name="P98">{% <text:span text:style-name="T35">endfor</text:span> %}</text:p>
      <text:p text:style-name="P98"><text:span text:style-name="T107">&lt;/</text:span><text:span text:style-name="T12">ul</text:span><text:span text:style-name="T107">&gt;</text:span></text:p>
      <text:p text:style-name="P51"/>
      <text:p text:style-name="P51"/>
      <text:h text:style-name="P86" text:outline-level="1">Exercice #01 : Boucle for et if</text:h>
      <text:p text:style-name="P51">-<text:span text:style-name="T109">ajouter ce code dans le fichier src/Controller/HelloController,php ⇒</text:span></text:p>
      <text:p text:style-name="P109"><text:span text:style-name="T12">public</text:span><text:span text:style-name="T58"> </text:span><text:span text:style-name="T12">function</text:span><text:span text:style-name="T58"> </text:span><text:span text:style-name="T5">hello</text:span><text:span text:style-name="T58">(</text:span><text:span text:style-name="T23">$prenom</text:span><text:span text:style-name="T58">, </text:span><text:span text:style-name="T36">Environment</text:span><text:span text:style-name="T58"> </text:span><text:span text:style-name="T23">$twig</text:span><text:span text:style-name="T58">){</text:span></text:p>
      <text:p text:style-name="P98"><text:span text:style-name="T23">$html</text:span><text:span text:style-name="T58"> = </text:span><text:span text:style-name="T23">$twig</text:span><text:span text:style-name="T58">-&gt;</text:span><text:span text:style-name="T5">render</text:span><text:span text:style-name="T58">(</text:span><text:span text:style-name="T31">'hello.html.twig'</text:span><text:span text:style-name="T58">,</text:span></text:p>
      <text:p text:style-name="P98"><text:span text:style-name="T58">[ </text:span><text:span text:style-name="T31">'prenom'</text:span><text:span text:style-name="T58">=&gt;</text:span><text:span text:style-name="T23">$prenom</text:span><text:span text:style-name="T58">,</text:span></text:p>
      <text:p text:style-name="P98"><text:span text:style-name="T31">'ages'</text:span><text:span text:style-name="T58"> =&gt; [</text:span></text:p>
      <text:p text:style-name="P98"><text:span text:style-name="T44">12</text:span><text:span text:style-name="T58">,</text:span></text:p>
      <text:p text:style-name="P98"><text:span text:style-name="T44">18</text:span><text:span text:style-name="T58">,</text:span></text:p>
      <text:p text:style-name="P98"><text:span text:style-name="T44">29</text:span><text:span text:style-name="T58">,</text:span></text:p>
      <text:p text:style-name="P127">15</text:p>
      <text:p text:style-name="P12">]</text:p>
      <text:p text:style-name="P12">]);</text:p>
      <text:p text:style-name="P98"><text:span text:style-name="T35">return</text:span><text:span text:style-name="T58"> </text:span><text:span text:style-name="T12">new</text:span><text:span text:style-name="T58"> </text:span><text:span text:style-name="T36">Response</text:span><text:span text:style-name="T58">(</text:span><text:span text:style-name="T23">$html</text:span><text:span text:style-name="T58">);</text:span></text:p>
      <text:p text:style-name="P12">}</text:p>
      <text:p text:style-name="P51">- <text:span text:style-name="T109">ajouter ce code dans le fichier templates/hello.html.twig ⇒</text:span></text:p>
      <text:p text:style-name="P109"><text:span text:style-name="T107">&lt;</text:span><text:span text:style-name="T12">ul</text:span><text:span text:style-name="T107">&gt;</text:span></text:p>
      <text:p text:style-name="P98">{% <text:span text:style-name="T35">for</text:span> <text:span text:style-name="T23">age</text:span> <text:span text:style-name="T58">in</text:span> <text:span text:style-name="T23">ages</text:span> %}</text:p>
      <text:p text:style-name="P98">{% <text:span text:style-name="T35">if</text:span> <text:span text:style-name="T23">age</text:span> <text:span text:style-name="T58">&gt;=</text:span> <text:span text:style-name="T44">18</text:span> %}</text:p>
      <text:p text:style-name="P98"><text:span text:style-name="T107">&lt;</text:span><text:span text:style-name="T12">li</text:span><text:span text:style-name="T107">&gt;</text:span>Adulte<text:span text:style-name="T107">&lt;/</text:span><text:span text:style-name="T12">li</text:span><text:span text:style-name="T107">&gt;</text:span></text:p>
      <text:p text:style-name="P98">{% <text:span text:style-name="T35">else</text:span> %}</text:p>
      <text:p text:style-name="P98"><text:span text:style-name="T107">&lt;</text:span><text:span text:style-name="T12">li</text:span><text:span text:style-name="T107">&gt;</text:span>Enfant<text:span text:style-name="T107">&lt;/</text:span><text:span text:style-name="T12">li</text:span><text:span text:style-name="T107">&gt;</text:span></text:p>
      <text:p text:style-name="P98">{% <text:span text:style-name="T35">endif</text:span> %}</text:p>
      <text:p text:style-name="P98">{% <text:span text:style-name="T35">endfor</text:span> %}</text:p>
      <text:p text:style-name="P98"><text:span text:style-name="T107">&lt;/</text:span><text:span text:style-name="T12">ul</text:span><text:span text:style-name="T107">&gt;</text:span></text:p>
      <text:p text:style-name="P51"/>
      <text:h text:style-name="P86" text:outline-level="1"/>
      <text:h text:style-name="P86" text:outline-level="1"/>
      <text:h text:style-name="P86" text:outline-level="1">Twig : Exploiter des tableaux associatifs ou des objets</text:h>
      <text:p text:style-name="P52">- ajouter ce code dans le fichier src/Controller/HelloController.php ⇒</text:p>
      <text:p text:style-name="P110"><text:span text:style-name="T12">public</text:span><text:span text:style-name="T58"> </text:span><text:span text:style-name="T12">function</text:span><text:span text:style-name="T58"> </text:span><text:span text:style-name="T5">hello</text:span><text:span text:style-name="T58">(</text:span><text:span text:style-name="T23">$prenom</text:span><text:span text:style-name="T58">, </text:span><text:span text:style-name="T36">Environment</text:span><text:span text:style-name="T58"> </text:span><text:span text:style-name="T23">$twig</text:span><text:span text:style-name="T58">){</text:span></text:p>
      <text:p text:style-name="P98"><text:span text:style-name="T23">$html</text:span><text:span text:style-name="T58"> = </text:span><text:span text:style-name="T23">$twig</text:span><text:span text:style-name="T58">-&gt;</text:span><text:span text:style-name="T5">render</text:span><text:span text:style-name="T58">(</text:span><text:span text:style-name="T31">'hello.html.twig'</text:span><text:span text:style-name="T58">,</text:span></text:p>
      <text:p text:style-name="P98"><text:span text:style-name="T58">[ </text:span><text:span text:style-name="T31">'prenom'</text:span><text:span text:style-name="T58">=&gt;</text:span><text:span text:style-name="T23">$prenom</text:span><text:span text:style-name="T58">,</text:span></text:p>
      <text:p text:style-name="P98"><text:span text:style-name="T31">'formateur'</text:span><text:span text:style-name="T58"> =&gt; [</text:span></text:p>
      <text:p text:style-name="P98"><text:span text:style-name="T31">'prenom'</text:span><text:span text:style-name="T58"> =&gt; </text:span><text:span text:style-name="T31">'Lior'</text:span><text:span text:style-name="T58">,</text:span></text:p>
      <text:p text:style-name="P98"><text:span text:style-name="T31">'nom'</text:span><text:span text:style-name="T58"> =&gt; </text:span><text:span text:style-name="T31">'Chamla'</text:span><text:span text:style-name="T58">,</text:span></text:p>
      <text:p text:style-name="P98"><text:span text:style-name="T31">'age'</text:span><text:span text:style-name="T58"> =&gt; </text:span><text:span text:style-name="T44">33</text:span></text:p>
      <text:p text:style-name="P12">]</text:p>
      <text:p text:style-name="P12">]);</text:p>
      <text:p text:style-name="P98"><text:span text:style-name="T35">return</text:span><text:span text:style-name="T58"> </text:span><text:span text:style-name="T12">new</text:span><text:span text:style-name="T58"> </text:span><text:span text:style-name="T36">Response</text:span><text:span text:style-name="T58">(</text:span><text:span text:style-name="T23">$html</text:span><text:span text:style-name="T58">);</text:span></text:p>
      <text:p text:style-name="P12"><text:soft-page-break/>}</text:p>
      <text:p text:style-name="P52">- ajouter ce code dans le fichier templates/hello.html.twig ⇒</text:p>
      <text:p text:style-name="P110"><text:span text:style-name="T107">&lt;</text:span><text:span text:style-name="T12">p</text:span><text:span text:style-name="T107">&gt;</text:span>Mon formateur s'appelle {{ <text:span text:style-name="T23">formateur</text:span>.<text:span text:style-name="T23">prenom</text:span> }} {{ <text:span text:style-name="T23">formateur</text:span>.<text:span text:style-name="T23">nom</text:span>}} et il a {{<text:span text:style-name="T23">formateur</text:span>.<text:span text:style-name="T23">age</text:span>}} ans ! <text:span text:style-name="T107">&lt;/</text:span><text:span text:style-name="T12">p</text:span><text:span text:style-name="T107">&gt;</text:span></text:p>
      <text:p text:style-name="P52"/>
      <text:p text:style-name="P52"/>
      <text:p text:style-name="P52"/>
      <text:p text:style-name="P52"/>
      <text:p text:style-name="P52"/>
      <text:h text:style-name="P87" text:outline-level="1">Twig : Héritage de templates et système de blocks</text:h>
      <text:p text:style-name="P52">- <text:span text:style-name="T110">ajouter ce code dans le fichier templates/Hello.html.twig ⇒</text:span></text:p>
      <text:p text:style-name="P110">{% <text:span text:style-name="T35">extends</text:span> <text:span text:style-name="T31">"base.html.twig"</text:span> %}</text:p>
      <text:p text:style-name="P29"/>
      <text:p text:style-name="P98">{% <text:span text:style-name="T35">block</text:span> <text:span text:style-name="T23">body</text:span> %}</text:p>
      <text:p text:style-name="P98"><text:span text:style-name="T107">&lt;</text:span><text:span text:style-name="T12">h1</text:span><text:span text:style-name="T107">&gt;</text:span>Hello {{<text:span text:style-name="T23">prenom</text:span>}} ! <text:span text:style-name="T107">&lt;/</text:span><text:span text:style-name="T12">h1</text:span><text:span text:style-name="T107">&gt;</text:span></text:p>
      <text:p text:style-name="P98">{% <text:span text:style-name="T35">endblock</text:span> %}</text:p>
      <text:p text:style-name="P29"/>
      <text:p text:style-name="P98">{% <text:span text:style-name="T35">block</text:span> <text:span text:style-name="T23">title</text:span> %}</text:p>
      <text:p text:style-name="P98">Hello {{ <text:span text:style-name="T23">prenom</text:span> }}</text:p>
      <text:p text:style-name="P98">{% <text:span text:style-name="T35">endblock</text:span> %}</text:p>
      <text:p text:style-name="P52"/>
      <text:p text:style-name="P52"/>
      <text:p text:style-name="P52"/>
      <text:h text:style-name="P87" text:outline-level="1">Twig : Inclusions de templates</text:h>
      <text:p text:style-name="P52">- <text:span text:style-name="T111">ajouter ce code dans le fichier src/Controller/HelloController.php ⇒</text:span></text:p>
      <text:p text:style-name="P110"><text:span text:style-name="T31">'formateur2'</text:span><text:span text:style-name="T58"> =&gt; [</text:span></text:p>
      <text:p text:style-name="P98"><text:span text:style-name="T31">'nom'</text:span><text:span text:style-name="T58"> =&gt; </text:span><text:span text:style-name="T31">'Jérome'</text:span><text:span text:style-name="T58">,</text:span></text:p>
      <text:p text:style-name="P98"><text:span text:style-name="T31">'prenom'</text:span><text:span text:style-name="T58"> =&gt; </text:span><text:span text:style-name="T31">'Duponot'</text:span></text:p>
      <text:p text:style-name="P12">]</text:p>
      <text:p text:style-name="P52">- <text:span text:style-name="T111">ajouter ce code dans le fichier templates/hello.html.twig ⇒</text:span></text:p>
      <text:p text:style-name="P110">{% <text:span text:style-name="T35">include</text:span> <text:span text:style-name="T31">"_formateur.html.twig"</text:span> <text:span text:style-name="T35">with</text:span> {<text:span text:style-name="T31">"formateur"</text:span>: <text:span text:style-name="T23">formateur1</text:span>} %}</text:p>
      <text:p text:style-name="P98">{% <text:span text:style-name="T35">include</text:span> <text:span text:style-name="T31">"_formateur.html.twig"</text:span> <text:span text:style-name="T35">with</text:span> {<text:span text:style-name="T31">"formateur"</text:span>: <text:span text:style-name="T23">formateur2</text:span>} %}</text:p>
      <text:p text:style-name="P52"/>
      <text:p text:style-name="P52">- <text:span text:style-name="T111">n’oublier pas de créer le fichier templates/_formateur.html.twig , avec ce contenu ⇒</text:span></text:p>
      <text:p text:style-name="P110"><text:span text:style-name="T107">&lt;</text:span><text:span text:style-name="T12">p</text:span><text:span text:style-name="T107">&gt;</text:span></text:p>
      <text:p text:style-name="P98"><text:span text:style-name="T107">&lt;</text:span><text:span text:style-name="T12">strong</text:span><text:span text:style-name="T107">&gt;</text:span> {{ <text:span text:style-name="T23">formateur</text:span>.<text:span text:style-name="T23">prenom</text:span> }}<text:span text:style-name="T107">&lt;/</text:span><text:span text:style-name="T12">strong</text:span><text:span text:style-name="T107">&gt;</text:span></text:p>
      <text:p text:style-name="P98">{{ <text:span text:style-name="T23">formateur</text:span>.<text:span text:style-name="T23">nom</text:span> }}</text:p>
      <text:p text:style-name="P98"><text:span text:style-name="T107">&lt;/</text:span><text:span text:style-name="T12">p</text:span><text:span text:style-name="T107">&gt;</text:span></text:p>
      <text:p text:style-name="P52"/>
      <text:p text:style-name="P52"/>
      <text:p text:style-name="P52"/>
      <text:h text:style-name="P87" text:outline-level="1">Découverte de la classe AbstractController</text:h>
      <text:p text:style-name="P53">- <text:span text:style-name="T112">utilisation de la fonction render de la fichier AbstractController</text:span></text:p>
      <text:p text:style-name="P53">- <text:span text:style-name="T112">ajouter ce code dans le fichier src/Controller/HelloController,php ⇒</text:span></text:p>
      <text:p text:style-name="P28">/**</text:p>
      <text:p text:style-name="P24">* @Route("/example", name="example")</text:p>
      <text:p text:style-name="P24"><text:soft-page-break/>*/</text:p>
      <text:p text:style-name="P98"><text:span text:style-name="T12">public</text:span><text:span text:style-name="T58"> </text:span><text:span text:style-name="T12">function</text:span><text:span text:style-name="T58"> </text:span><text:span text:style-name="T5">example</text:span><text:span text:style-name="T58">()</text:span></text:p>
      <text:p text:style-name="P12">{</text:p>
      <text:p text:style-name="P98"><text:span text:style-name="T35">return</text:span><text:span text:style-name="T58"> </text:span><text:span text:style-name="T12">$this</text:span><text:span text:style-name="T58">-&gt;</text:span><text:span text:style-name="T5">render</text:span><text:span text:style-name="T58">(</text:span><text:span text:style-name="T31">'example.html.twig'</text:span><text:span text:style-name="T58">, [</text:span></text:p>
      <text:p text:style-name="P98"><text:span text:style-name="T31">'age'</text:span><text:span text:style-name="T58"> =&gt; </text:span><text:span text:style-name="T44">35</text:span></text:p>
      <text:p text:style-name="P12">]);</text:p>
      <text:p text:style-name="P12">}</text:p>
      <text:p text:style-name="P55">- créer le fichier example,html,twig avec ce code ⇒</text:p>
      <text:p text:style-name="P111">{% <text:span text:style-name="T35">extends</text:span> <text:span text:style-name="T31">"base.html.twig"</text:span> %}</text:p>
      <text:p text:style-name="P29"/>
      <text:p text:style-name="P98">{% <text:span text:style-name="T35">block</text:span> <text:span text:style-name="T23">body</text:span> %}</text:p>
      <text:p text:style-name="P98">Votre age est {{ <text:span text:style-name="T23">age</text:span> }}</text:p>
      <text:p text:style-name="P98">{% <text:span text:style-name="T35">endblock</text:span> %}</text:p>
      <text:p text:style-name="P55"/>
      <text:p text:style-name="P55"/>
      <text:h text:style-name="P88" text:outline-level="1">Twig : créons ensemble la page d'accueil du site</text:h>
      <text:p text:style-name="P89">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13">créer le fichier src/Controller/HomeController,php ⇒</text:span></text:p>
      <text:p text:style-name="P22">&lt;?php</text:p>
      <text:p text:style-name="P29"/>
      <text:p text:style-name="P98"><text:span text:style-name="T12">namespace</text:span><text:span text:style-name="T58"> </text:span><text:span text:style-name="T36">App\Controller</text:span><text:span text:style-name="T58">;</text:span></text:p>
      <text:p text:style-name="P29"/>
      <text:p text:style-name="P98"><text:span text:style-name="T12">use</text:span><text:span text:style-name="T58"> Symfony\Bundle\FrameworkBundle\Controller\</text:span><text:span text:style-name="T36">AbstractController</text:span><text:span text:style-name="T58">;</text:span></text:p>
      <text:p text:style-name="P98"><text:span text:style-name="T12">use</text:span><text:span text:style-name="T58"> Symfony\Component\Routing\Annotation\</text:span><text:span text:style-name="T36">Route</text:span><text:span text:style-name="T58">;</text:span></text:p>
      <text:p text:style-name="P29"/>
      <text:p text:style-name="P98"><text:span text:style-name="T12">class</text:span><text:span text:style-name="T58"> </text:span><text:span text:style-name="T36">HomeController</text:span><text:span text:style-name="T58"> </text:span><text:span text:style-name="T12">extends</text:span><text:span text:style-name="T58"> </text:span><text:span text:style-name="T36">AbstractController</text:span><text:span text:style-name="T58"> {</text:span></text:p>
      <text:p text:style-name="P29"/>
      <text:p text:style-name="P24">/**</text:p>
      <text:p text:style-name="P24">* @Route("/", name="homepage")</text:p>
      <text:p text:style-name="P24">*/</text:p>
      <text:p text:style-name="P98"><text:span text:style-name="T12">public</text:span><text:span text:style-name="T58"> </text:span><text:span text:style-name="T12">function</text:span><text:span text:style-name="T58"> </text:span><text:span text:style-name="T5">homepage</text:span><text:span text:style-name="T58">(){</text:span></text:p>
      <text:p text:style-name="P29"/>
      <text:p text:style-name="P98"><text:span text:style-name="T35">return</text:span><text:span text:style-name="T58"> </text:span><text:span text:style-name="T12">$this</text:span><text:span text:style-name="T58">-&gt;</text:span><text:span text:style-name="T5">render</text:span><text:span text:style-name="T58">(</text:span><text:span text:style-name="T31">'home.html.twig'</text:span><text:span text:style-name="T58">);</text:span></text:p>
      <text:p text:style-name="P12">}</text:p>
      <text:p text:style-name="P12">}</text:p>
      <text:p text:style-name="P57">- <text:span text:style-name="T113">créer le fichier templates/home,html,twig avec ce contenu ⇒</text:span></text:p>
      <text:p text:style-name="P112">{% <text:span text:style-name="T35">extends</text:span> <text:span text:style-name="T31">"base.html.twig"</text:span> %}</text:p>
      <text:p text:style-name="P29"/>
      <text:p text:style-name="P98">{% <text:span text:style-name="T35">block</text:span> <text:span text:style-name="T23">body</text:span> %}</text:p>
      <text:p text:style-name="P98"><text:span text:style-name="T107">&lt;</text:span><text:span text:style-name="T12">div</text:span> <text:span text:style-name="T23">class</text:span>=<text:span text:style-name="T31">"container"</text:span><text:span text:style-name="T107">&gt;</text:span></text:p>
      <text:p text:style-name="P98"><text:span text:style-name="T107">&lt;</text:span><text:span text:style-name="T12">h1</text:span><text:span text:style-name="T107">&gt;</text:span>Nos produits phares<text:span text:style-name="T107">&lt;/</text:span><text:span text:style-name="T12">h1</text:span><text:span text:style-name="T107">&gt;</text:span></text:p>
      <text:p text:style-name="P98"><text:span text:style-name="T107">&lt;</text:span><text:span text:style-name="T12">div</text:span> <text:span text:style-name="T23">class</text:span>=<text:span text:style-name="T31">"row"</text:span><text:span text:style-name="T107">&gt;</text:span></text:p>
      <text:p text:style-name="P98">{% <text:span text:style-name="T35">for</text:span> <text:span text:style-name="T23">i</text:span> <text:span text:style-name="T58">in</text:span> <text:span text:style-name="T44">1</text:span><text:span text:style-name="T58">..</text:span><text:span text:style-name="T44">3</text:span> %}</text:p>
      <text:p text:style-name="P98"><text:span text:style-name="T107">&lt;</text:span><text:span text:style-name="T12">div</text:span> <text:span text:style-name="T23">class</text:span>=<text:span text:style-name="T31">"col"</text:span><text:span text:style-name="T107">&gt;</text:span></text:p>
      <text:p text:style-name="P98"><text:soft-page-break/><text:span text:style-name="T107">&lt;</text:span><text:span text:style-name="T12">div</text:span> <text:span text:style-name="T23">class</text:span>=<text:span text:style-name="T31">"card"</text:span><text:span text:style-name="T107">&gt;</text:span></text:p>
      <text:p text:style-name="P98"><text:span text:style-name="T107">&lt;</text:span><text:span text:style-name="T12">img</text:span> <text:span text:style-name="T23">src</text:span>=<text:span text:style-name="T31">"https://picsum.photos/400/400"</text:span> <text:span text:style-name="T23">class</text:span>=<text:span text:style-name="T31">"img-fluid"</text:span> <text:span text:style-name="T23">alt</text:span>=<text:span text:style-name="T31">"Image du produit"</text:span> <text:span text:style-name="T107">&gt;</text:span></text:p>
      <text:p text:style-name="P98"><text:span text:style-name="T107">&lt;</text:span><text:span text:style-name="T12">div</text:span> <text:span text:style-name="T23">class</text:span>=<text:span text:style-name="T31">"card-body"</text:span><text:span text:style-name="T107">&gt;</text:span></text:p>
      <text:p text:style-name="P98"><text:span text:style-name="T107">&lt;</text:span><text:span text:style-name="T12">h4</text:span> <text:span text:style-name="T23">class</text:span>=<text:span text:style-name="T31">"card-title"</text:span><text:span text:style-name="T107">&gt;</text:span>Superbe Chaise en Bois<text:span text:style-name="T107">&lt;/</text:span><text:span text:style-name="T12">h4</text:span><text:span text:style-name="T107">&gt;</text:span></text:p>
      <text:p text:style-name="P98"><text:span text:style-name="T107">&lt;</text:span><text:span text:style-name="T12">p</text:span> <text:span text:style-name="T23">class</text:span>=<text:span text:style-name="T31">"card-text"</text:span><text:span text:style-name="T107">&gt;</text:span>Lorem ipsum, dolor sit amet consectetur adipisicing elit. Blanditiis, sapiente tenetur consequatur quia, repellendus excepturi repudiandae laboriosam ab quidem, incidunt totam ipsum voluptas doloremque. Ex id sed distinctio exercitationem dolores!<text:span text:style-name="T107">&lt;/</text:span><text:span text:style-name="T12">p</text:span><text:span text:style-name="T107">&gt;</text:span></text:p>
      <text:p text:style-name="P98"><text:span text:style-name="T107">&lt;</text:span><text:span text:style-name="T12">a</text:span> <text:span text:style-name="T23">href</text:span>=<text:span text:style-name="T31">"#"</text:span> <text:span text:style-name="T23">class</text:span>=<text:span text:style-name="T31">"btn btn-primary btn-sm"</text:span><text:span text:style-name="T107">&gt;</text:span>Détails<text:span text:style-name="T107">&lt;/</text:span><text:span text:style-name="T12">a</text:span><text:span text:style-name="T107">&gt;</text:span></text:p>
      <text:p text:style-name="P98"><text:span text:style-name="T107">&lt;</text:span><text:span text:style-name="T12">a</text:span> <text:span text:style-name="T23">href</text:span>=<text:span text:style-name="T31">"#"</text:span> <text:span text:style-name="T23">class</text:span>=<text:span text:style-name="T31">"btn btn-success btn-sm"</text:span><text:span text:style-name="T107">&gt;</text:span>Ajouter<text:span text:style-name="T107">&lt;/</text:span><text:span text:style-name="T12">a</text:span><text:span text:style-name="T107">&gt;</text:span></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98">{% <text:span text:style-name="T35">endfor</text:span> %}</text:p>
      <text:p text:style-name="P98"><text:span text:style-name="T107">&lt;/</text:span><text:span text:style-name="T12">div</text:span><text:span text:style-name="T107">&gt;</text:span></text:p>
      <text:p text:style-name="P98"><text:span text:style-name="T107">&lt;</text:span><text:span text:style-name="T12">hr</text:span><text:span text:style-name="T107">&gt;</text:span></text:p>
      <text:p text:style-name="P29"/>
      <text:p text:style-name="P98"><text:span text:style-name="T107">&lt;</text:span><text:span text:style-name="T12">h2</text:span><text:span text:style-name="T107">&gt;</text:span>Un service irreporchable<text:span text:style-name="T107">&lt;/</text:span><text:span text:style-name="T12">h2</text:span><text:span text:style-name="T107">&gt;</text:span></text:p>
      <text:p text:style-name="P98"><text:span text:style-name="T107">&lt;</text:span><text:span text:style-name="T12">p</text:span><text:span text:style-name="T107">&gt;</text:span>Lorem ipsum dolor sit amet consectetur, adipisicing elit. Voluptates suscipit est necessitatibus doloribus tempore id.<text:span text:style-name="T107">&lt;/</text:span><text:span text:style-name="T12">p</text:span><text:span text:style-name="T107">&gt;</text:span></text:p>
      <text:p text:style-name="P29"/>
      <text:p text:style-name="P98"><text:span text:style-name="T107">&lt;</text:span><text:span text:style-name="T12">div</text:span> <text:span text:style-name="T23">class</text:span>=<text:span text:style-name="T31">"row"</text:span><text:span text:style-name="T107">&gt;</text:span></text:p>
      <text:p text:style-name="P98">{% <text:span text:style-name="T35">include</text:span> <text:span text:style-name="T31">"shared/_assurance.html.twig"</text:span> <text:span text:style-name="T35">with</text:span> {</text:p>
      <text:p text:style-name="P98"><text:span text:style-name="T31">'color'</text:span>: <text:span text:style-name="T31">'primary'</text:span>,</text:p>
      <text:p text:style-name="P98"><text:span text:style-name="T31">'icone'</text:span>: <text:span text:style-name="T31">'fas fa-truck'</text:span>,</text:p>
      <text:p text:style-name="P98"><text:span text:style-name="T31">'text'</text:span>: <text:span text:style-name="T31">"Lorem ipsum dolor sit amet consectetur adipisicing elit. Ad voluptatem eius enim nostrum quas tempore?"</text:span></text:p>
      <text:p text:style-name="P98">}</text:p>
      <text:p text:style-name="P98">%}</text:p>
      <text:p text:style-name="P98">{% <text:span text:style-name="T35">include</text:span> <text:span text:style-name="T31">"shared/_assurance.html.twig"</text:span> <text:span text:style-name="T35">with</text:span> {</text:p>
      <text:p text:style-name="P98"><text:span text:style-name="T31">'color'</text:span>: <text:span text:style-name="T31">'success'</text:span>,</text:p>
      <text:p text:style-name="P98"><text:span text:style-name="T31">'icone'</text:span>: <text:span text:style-name="T31">'fas fa-check'</text:span>,</text:p>
      <text:p text:style-name="P98"><text:span text:style-name="T31">'text'</text:span>: <text:span text:style-name="T31">"Lorem ipsum dolor sit amet consectetur adipisicing elit. Ad voluptatem eius enim nostrum quas tempore?"</text:span></text:p>
      <text:p text:style-name="P98">}</text:p>
      <text:p text:style-name="P98">%}</text:p>
      <text:p text:style-name="P98">{% <text:span text:style-name="T35">include</text:span> <text:span text:style-name="T31">"shared/_assurance.html.twig"</text:span> <text:span text:style-name="T35">with</text:span> {</text:p>
      <text:p text:style-name="P98"><text:span text:style-name="T31">'color'</text:span>: <text:span text:style-name="T31">'warning'</text:span>,</text:p>
      <text:p text:style-name="P98"><text:span text:style-name="T31">'icone'</text:span>: <text:span text:style-name="T31">'fas fa-lock'</text:span>,</text:p>
      <text:p text:style-name="P98"><text:span text:style-name="T31">'text'</text:span>: <text:span text:style-name="T31">"Lorem ipsum dolor sit amet consectetur adipisicing elit. Ad voluptatem eius enim nostrum quas tempore?"</text:span></text:p>
      <text:p text:style-name="P98">}</text:p>
      <text:p text:style-name="P98">%}</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98">{% <text:span text:style-name="T35">endblock</text:span> %}</text:p>
      <text:p text:style-name="P29"/>
      <text:p text:style-name="P98">{% <text:span text:style-name="T35">block</text:span> <text:span text:style-name="T23">title</text:span> %}</text:p>
      <text:p text:style-name="P98">Accueil</text:p>
      <text:p text:style-name="P98">{% <text:span text:style-name="T35">endblock</text:span> %}</text:p>
      <text:p text:style-name="P57"/>
      <text:p text:style-name="P57"><text:soft-page-break/>- <text:span text:style-name="T113">créer le fichier src/shared/_assurance,html,twig avec ce contenu ⇒</text:span></text:p>
      <text:p text:style-name="P112"><text:span text:style-name="T107">&lt;</text:span><text:span text:style-name="T12">div</text:span> <text:span text:style-name="T23">class</text:span>=<text:span text:style-name="T31">"col"</text:span><text:span text:style-name="T107">&gt;</text:span></text:p>
      <text:p text:style-name="P98"><text:span text:style-name="T107">&lt;</text:span><text:span text:style-name="T12">div</text:span> <text:span text:style-name="T23">class</text:span>=<text:span text:style-name="T31">"card bg-{{</text:span><text:span text:style-name="T23">color</text:span><text:span text:style-name="T31"> }} text-white text-center"</text:span><text:span text:style-name="T107">&gt;</text:span></text:p>
      <text:p text:style-name="P98"><text:span text:style-name="T107">&lt;</text:span><text:span text:style-name="T12">div</text:span> <text:span text:style-name="T23">class</text:span>=<text:span text:style-name="T31">"card-body"</text:span><text:span text:style-name="T107">&gt;</text:span></text:p>
      <text:p text:style-name="P98"><text:span text:style-name="T107">&lt;</text:span><text:span text:style-name="T12">i</text:span> <text:span text:style-name="T23">class</text:span>=<text:span text:style-name="T31">"{{</text:span><text:span text:style-name="T23">icone</text:span><text:span text:style-name="T31">}} fa-2x mb-3"</text:span><text:span text:style-name="T107">&gt;&lt;/</text:span><text:span text:style-name="T12">i</text:span><text:span text:style-name="T107">&gt;</text:span></text:p>
      <text:p text:style-name="P98"><text:span text:style-name="T107">&lt;</text:span><text:span text:style-name="T12">p</text:span> <text:span text:style-name="T23">class</text:span>=<text:span text:style-name="T31">"card-text"</text:span><text:span text:style-name="T107">&gt;</text:span>{{ <text:span text:style-name="T23">text</text:span> }}<text:span text:style-name="T107">&lt;/</text:span><text:span text:style-name="T12">p</text:span><text:span text:style-name="T107">&gt;</text:span></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57"/>
      <text:p text:style-name="P57"/>
      <text:h text:style-name="P90" text:outline-level="1">Twig : créons une barre de navigation</text:h>
      <text:p text:style-name="P57">-<text:span text:style-name="T114">créer le fichier templates/shared/_navbar.html,twig avec ce contenu ⇒</text:span></text:p>
      <text:p text:style-name="P112"><text:span text:style-name="T107">&lt;</text:span><text:span text:style-name="T12">nav</text:span> <text:span text:style-name="T23">class</text:span>=<text:span text:style-name="T31">"navbar navbar-expand-lg bg-body-tertiary"</text:span><text:span text:style-name="T107">&gt;</text:span></text:p>
      <text:p text:style-name="P98"><text:span text:style-name="T107">&lt;</text:span><text:span text:style-name="T12">div</text:span> <text:span text:style-name="T23">class</text:span>=<text:span text:style-name="T31">"container-fluid"</text:span><text:span text:style-name="T107">&gt;</text:span></text:p>
      <text:p text:style-name="P98"><text:span text:style-name="T107">&lt;</text:span><text:span text:style-name="T12">a</text:span> <text:span text:style-name="T23">class</text:span>=<text:span text:style-name="T31">"navbar-brand"</text:span> <text:span text:style-name="T23">href</text:span>=<text:span text:style-name="T31">"#"</text:span><text:span text:style-name="T107">&gt;</text:span>Navbar<text:span text:style-name="T107">&lt;/</text:span><text:span text:style-name="T12">a</text:span><text:span text:style-name="T107">&gt;</text:span></text:p>
      <text:p text:style-name="P98"><text:span text:style-name="T107">&lt;</text:span><text:span text:style-name="T12">button</text:span> <text:span text:style-name="T23">class</text:span>=<text:span text:style-name="T31">"navbar-toggler"</text:span> <text:span text:style-name="T23">type</text:span>=<text:span text:style-name="T31">"button"</text:span> <text:span text:style-name="T23">data-bs-toggle</text:span>=<text:span text:style-name="T31">"collapse"</text:span> <text:span text:style-name="T23">data-bs-target</text:span>=<text:span text:style-name="T31">"#navbarColor04"</text:span> <text:span text:style-name="T23">aria-controls</text:span>=<text:span text:style-name="T31">"navbarColor04"</text:span> <text:span text:style-name="T23">aria-expanded</text:span>=<text:span text:style-name="T31">"false"</text:span> <text:span text:style-name="T23">aria-label</text:span>=<text:span text:style-name="T31">"Toggle navigation"</text:span><text:span text:style-name="T107">&gt;</text:span></text:p>
      <text:p text:style-name="P98"><text:span text:style-name="T107">&lt;</text:span><text:span text:style-name="T12">span</text:span> <text:span text:style-name="T23">class</text:span>=<text:span text:style-name="T31">"navbar-toggler-icon"</text:span><text:span text:style-name="T107">&gt;&lt;/</text:span><text:span text:style-name="T12">span</text:span><text:span text:style-name="T107">&gt;</text:span></text:p>
      <text:p text:style-name="P98"><text:span text:style-name="T107">&lt;/</text:span><text:span text:style-name="T12">button</text:span><text:span text:style-name="T107">&gt;</text:span></text:p>
      <text:p text:style-name="P98"><text:span text:style-name="T107">&lt;</text:span><text:span text:style-name="T12">div</text:span> <text:span text:style-name="T23">class</text:span>=<text:span text:style-name="T31">"collapse navbar-collapse"</text:span> <text:span text:style-name="T23">id</text:span>=<text:span text:style-name="T31">"navbarColor04"</text:span><text:span text:style-name="T107">&gt;</text:span></text:p>
      <text:p text:style-name="P98"><text:span text:style-name="T107">&lt;</text:span><text:span text:style-name="T12">ul</text:span> <text:span text:style-name="T23">class</text:span>=<text:span text:style-name="T31">"navbar-nav me-auto"</text:span><text:span text:style-name="T107">&gt;</text:span></text:p>
      <text:p text:style-name="P98"><text:span text:style-name="T107">&lt;</text:span><text:span text:style-name="T12">li</text:span> <text:span text:style-name="T23">class</text:span>=<text:span text:style-name="T31">"nav-item"</text:span><text:span text:style-name="T107">&gt;</text:span></text:p>
      <text:p text:style-name="P98"><text:span text:style-name="T107">&lt;</text:span><text:span text:style-name="T12">a</text:span> <text:span text:style-name="T23">class</text:span>=<text:span text:style-name="T31">"nav-link active"</text:span> <text:span text:style-name="T23">href</text:span>=<text:span text:style-name="T31">"#"</text:span><text:span text:style-name="T107">&gt;</text:span>Home</text:p>
      <text:p text:style-name="P98"><text:span text:style-name="T107">&lt;</text:span><text:span text:style-name="T12">span</text:span> <text:span text:style-name="T23">class</text:span>=<text:span text:style-name="T31">"visually-hidden"</text:span><text:span text:style-name="T107">&gt;</text:span>(current)<text:span text:style-name="T107">&lt;/</text:span><text:span text:style-name="T12">span</text:span><text:span text:style-name="T107">&gt;</text:span></text:p>
      <text:p text:style-name="P98"><text:span text:style-name="T107">&lt;/</text:span><text:span text:style-name="T12">a</text:span><text:span text:style-name="T107">&gt;</text:span></text:p>
      <text:p text:style-name="P98"><text:span text:style-name="T107">&lt;/</text:span><text:span text:style-name="T12">li</text:span><text:span text:style-name="T107">&gt;</text:span></text:p>
      <text:p text:style-name="P98"><text:span text:style-name="T107">&lt;</text:span><text:span text:style-name="T12">li</text:span> <text:span text:style-name="T23">class</text:span>=<text:span text:style-name="T31">"nav-item"</text:span><text:span text:style-name="T107">&gt;</text:span></text:p>
      <text:p text:style-name="P98"><text:span text:style-name="T107">&lt;</text:span><text:span text:style-name="T12">a</text:span> <text:span text:style-name="T23">class</text:span>=<text:span text:style-name="T31">"nav-link"</text:span> <text:span text:style-name="T23">href</text:span>=<text:span text:style-name="T31">"#"</text:span><text:span text:style-name="T107">&gt;</text:span>Features<text:span text:style-name="T107">&lt;/</text:span><text:span text:style-name="T12">a</text:span><text:span text:style-name="T107">&gt;</text:span></text:p>
      <text:p text:style-name="P98"><text:span text:style-name="T107">&lt;/</text:span><text:span text:style-name="T12">li</text:span><text:span text:style-name="T107">&gt;</text:span></text:p>
      <text:p text:style-name="P98"><text:span text:style-name="T107">&lt;</text:span><text:span text:style-name="T12">li</text:span> <text:span text:style-name="T23">class</text:span>=<text:span text:style-name="T31">"nav-item"</text:span><text:span text:style-name="T107">&gt;</text:span></text:p>
      <text:p text:style-name="P98"><text:span text:style-name="T107">&lt;</text:span><text:span text:style-name="T12">a</text:span> <text:span text:style-name="T23">class</text:span>=<text:span text:style-name="T31">"nav-link"</text:span> <text:span text:style-name="T23">href</text:span>=<text:span text:style-name="T31">"#"</text:span><text:span text:style-name="T107">&gt;</text:span>Pricing<text:span text:style-name="T107">&lt;/</text:span><text:span text:style-name="T12">a</text:span><text:span text:style-name="T107">&gt;</text:span></text:p>
      <text:p text:style-name="P98"><text:span text:style-name="T107">&lt;/</text:span><text:span text:style-name="T12">li</text:span><text:span text:style-name="T107">&gt;</text:span></text:p>
      <text:p text:style-name="P98"><text:span text:style-name="T107">&lt;</text:span><text:span text:style-name="T12">li</text:span> <text:span text:style-name="T23">class</text:span>=<text:span text:style-name="T31">"nav-item"</text:span><text:span text:style-name="T107">&gt;</text:span></text:p>
      <text:p text:style-name="P98"><text:span text:style-name="T107">&lt;</text:span><text:span text:style-name="T12">a</text:span> <text:span text:style-name="T23">class</text:span>=<text:span text:style-name="T31">"nav-link"</text:span> <text:span text:style-name="T23">href</text:span>=<text:span text:style-name="T31">"#"</text:span><text:span text:style-name="T107">&gt;</text:span>About<text:span text:style-name="T107">&lt;/</text:span><text:span text:style-name="T12">a</text:span><text:span text:style-name="T107">&gt;</text:span></text:p>
      <text:p text:style-name="P98"><text:span text:style-name="T107">&lt;/</text:span><text:span text:style-name="T12">li</text:span><text:span text:style-name="T107">&gt;</text:span></text:p>
      <text:p text:style-name="P98"><text:span text:style-name="T107">&lt;</text:span><text:span text:style-name="T12">li</text:span> <text:span text:style-name="T23">class</text:span>=<text:span text:style-name="T31">"nav-item dropdown"</text:span><text:span text:style-name="T107">&gt;</text:span></text:p>
      <text:p text:style-name="P98"><text:span text:style-name="T107">&lt;</text:span><text:span text:style-name="T12">a</text:span> <text:span text:style-name="T23">class</text:span>=<text:span text:style-name="T31">"nav-link dropdown-toggle"</text:span> <text:span text:style-name="T23">data-bs-toggle</text:span>=<text:span text:style-name="T31">"dropdown"</text:span> <text:span text:style-name="T23">href</text:span>=<text:span text:style-name="T31">"#"</text:span> <text:span text:style-name="T23">role</text:span>=<text:span text:style-name="T31">"button"</text:span> <text:span text:style-name="T23">aria-haspopup</text:span>=<text:span text:style-name="T31">"true"</text:span> <text:span text:style-name="T23">aria-expanded</text:span>=<text:span text:style-name="T31">"false"</text:span><text:span text:style-name="T107">&gt;</text:span>Dropdown<text:span text:style-name="T107">&lt;/</text:span><text:span text:style-name="T12">a</text:span><text:span text:style-name="T107">&gt;</text:span></text:p>
      <text:p text:style-name="P98"><text:span text:style-name="T107">&lt;</text:span><text:span text:style-name="T12">div</text:span> <text:span text:style-name="T23">class</text:span>=<text:span text:style-name="T31">"dropdown-menu"</text:span><text:span text:style-name="T107">&gt;</text:span></text:p>
      <text:p text:style-name="P98"><text:span text:style-name="T107">&lt;</text:span><text:span text:style-name="T12">a</text:span> <text:span text:style-name="T23">class</text:span>=<text:span text:style-name="T31">"dropdown-item"</text:span> <text:span text:style-name="T23">href</text:span>=<text:span text:style-name="T31">"#"</text:span><text:span text:style-name="T107">&gt;</text:span>Action<text:span text:style-name="T107">&lt;/</text:span><text:span text:style-name="T12">a</text:span><text:span text:style-name="T107">&gt;</text:span></text:p>
      <text:p text:style-name="P98"><text:span text:style-name="T107">&lt;</text:span><text:span text:style-name="T12">a</text:span> <text:span text:style-name="T23">class</text:span>=<text:span text:style-name="T31">"dropdown-item"</text:span> <text:span text:style-name="T23">href</text:span>=<text:span text:style-name="T31">"#"</text:span><text:span text:style-name="T107">&gt;</text:span>Another action<text:span text:style-name="T107">&lt;/</text:span><text:span text:style-name="T12">a</text:span><text:span text:style-name="T107">&gt;</text:span></text:p>
      <text:p text:style-name="P98"><text:span text:style-name="T107">&lt;</text:span><text:span text:style-name="T12">a</text:span> <text:span text:style-name="T23">class</text:span>=<text:span text:style-name="T31">"dropdown-item"</text:span> <text:span text:style-name="T23">href</text:span>=<text:span text:style-name="T31">"#"</text:span><text:span text:style-name="T107">&gt;</text:span>Something else here<text:span text:style-name="T107">&lt;/</text:span><text:span text:style-name="T12">a</text:span><text:span text:style-name="T107">&gt;</text:span></text:p>
      <text:p text:style-name="P98"><text:span text:style-name="T107">&lt;</text:span><text:span text:style-name="T12">div</text:span> <text:span text:style-name="T23">class</text:span>=<text:span text:style-name="T31">"dropdown-divider"</text:span><text:span text:style-name="T107">&gt;&lt;/</text:span><text:span text:style-name="T12">div</text:span><text:span text:style-name="T107">&gt;</text:span></text:p>
      <text:p text:style-name="P98"><text:span text:style-name="T107">&lt;</text:span><text:span text:style-name="T12">a</text:span> <text:span text:style-name="T23">class</text:span>=<text:span text:style-name="T31">"dropdown-item"</text:span> <text:span text:style-name="T23">href</text:span>=<text:span text:style-name="T31">"#"</text:span><text:span text:style-name="T107">&gt;</text:span>Separated link<text:span text:style-name="T107">&lt;/</text:span><text:span text:style-name="T12">a</text:span><text:span text:style-name="T107">&gt;</text:span></text:p>
      <text:p text:style-name="P98"><text:span text:style-name="T107">&lt;/</text:span><text:span text:style-name="T12">div</text:span><text:span text:style-name="T107">&gt;</text:span></text:p>
      <text:p text:style-name="P98"><text:soft-page-break/><text:span text:style-name="T107">&lt;/</text:span><text:span text:style-name="T12">li</text:span><text:span text:style-name="T107">&gt;</text:span></text:p>
      <text:p text:style-name="P98"><text:span text:style-name="T107">&lt;/</text:span><text:span text:style-name="T12">ul</text:span><text:span text:style-name="T107">&gt;</text:span></text:p>
      <text:p text:style-name="P98"><text:span text:style-name="T107">&lt;</text:span><text:span text:style-name="T12">form</text:span> <text:span text:style-name="T23">class</text:span>=<text:span text:style-name="T31">"d-flex"</text:span><text:span text:style-name="T107">&gt;</text:span></text:p>
      <text:p text:style-name="P98"><text:span text:style-name="T107">&lt;</text:span><text:span text:style-name="T12">input</text:span> <text:span text:style-name="T23">class</text:span>=<text:span text:style-name="T31">"form-control me-sm-2"</text:span> <text:span text:style-name="T23">type</text:span>=<text:span text:style-name="T31">"search"</text:span> <text:span text:style-name="T23">placeholder</text:span>=<text:span text:style-name="T31">"Search"</text:span><text:span text:style-name="T107">&gt;</text:span></text:p>
      <text:p text:style-name="P98"><text:span text:style-name="T107">&lt;</text:span><text:span text:style-name="T12">button</text:span> <text:span text:style-name="T23">class</text:span>=<text:span text:style-name="T31">"btn btn-secondary my-2 my-sm-0"</text:span> <text:span text:style-name="T23">type</text:span>=<text:span text:style-name="T31">"submit"</text:span><text:span text:style-name="T107">&gt;</text:span>Search<text:span text:style-name="T107">&lt;/</text:span><text:span text:style-name="T12">button</text:span><text:span text:style-name="T107">&gt;</text:span></text:p>
      <text:p text:style-name="P98"><text:span text:style-name="T107">&lt;/</text:span><text:span text:style-name="T12">form</text:span><text:span text:style-name="T107">&gt;</text:span></text:p>
      <text:p text:style-name="P98"><text:span text:style-name="T107">&lt;/</text:span><text:span text:style-name="T12">div</text:span><text:span text:style-name="T107">&gt;</text:span></text:p>
      <text:p text:style-name="P98"><text:span text:style-name="T107">&lt;/</text:span><text:span text:style-name="T12">div</text:span><text:span text:style-name="T107">&gt;</text:span></text:p>
      <text:p text:style-name="P98"><text:span text:style-name="T107">&lt;/</text:span><text:span text:style-name="T12">nav</text:span><text:span text:style-name="T107">&gt;</text:span></text:p>
      <text:p text:style-name="P57"/>
      <text:p text:style-name="P57">- <text:span text:style-name="T114">include ce navbar dans le fichier base templates/base,html,twig , en ajoutant ce code ⇒</text:span></text:p>
      <text:p text:style-name="P112">{% <text:span text:style-name="T35">include</text:span> <text:span text:style-name="T31">"shared/_navbar.html.twig"</text:span> %}</text:p>
      <text:p text:style-name="P57"/>
      <text:h text:style-name="P90" text:outline-level="1"/>
      <text:p text:style-name="P91"/>
      <text:p text:style-name="P91"/>
      <text:p text:style-name="P91"/>
      <text:h text:style-name="P5" text:outline-level="1">Doctrine et les bases de données (1 heure 35 minutes)</text:h>
      <text:h text:style-name="P90"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0" text:outline-level="1">Doctrine : Installation du Bundle (donc des services 😉)</text:h>
      <text:p text:style-name="P57">- <text:span text:style-name="T115">installer doctrine , en tapant composer require doctrine</text:span></text:p>
      <text:p text:style-name="P57"/>
      <text:h text:style-name="P90"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0" text:outline-level="1">Création de la base de données</text:h>
      <text:p text:style-name="P61">- ajouter ce code dans le fichier ,env ⇒</text:p>
      <text:p text:style-name="P113"><text:span text:style-name="T12">DATABASE_URL</text:span>=<text:span text:style-name="T31">"mysql://amine:amine@127.0.0.1:3306/symexemple?serverVersion=8&amp;charset=utf8"</text:span></text:p>
      <text:p text:style-name="P61"/>
      <text:p text:style-name="P58">- <text:span text:style-name="T116">créer la base de données ⇒</text:span></text:p>
      <text:p text:style-name="P58">php bin/console doctrine:database:create</text:p>
      <text:p text:style-name="P58"/>
      <text:h text:style-name="P92" text:outline-level="1">Créer une entité Product et la migration qui va avec</text:h>
      <text:p text:style-name="P58">- <text:span text:style-name="T117">ajouter </text:span><text:span text:style-name="T118">Maker bundle , avec ce commande ⇒</text:span></text:p>
      <text:p text:style-name="P58">composer require maker</text:p>
      <text:p text:style-name="P58">- <text:span text:style-name="T119">créer l’entity Product avec comme champ (name, price) ⇒</text:span></text:p>
      <text:p text:style-name="P58">php bin/console make:entity</text:p>
      <text:p text:style-name="P58"/>
      <text:p text:style-name="P58">- <text:span text:style-name="T120">maintenant créer le table </text:span><text:span text:style-name="T121">(le make:migration permet de comparer les entités avec la base de données et créer un script pour syncronisé <text:s/></text:span><text:span text:style-name="T122">&amp;&amp; pour excuter le script de migration il faut taper doctrine:migrations:migrate</text:span><text:span text:style-name="T121">)</text:span><text:span text:style-name="T120"> ⇒</text:span></text:p>
      <text:p text:style-name="P58"><text:s/>php bin/console make:migration</text:p>
      <text:p text:style-name="P58">php bin/console doctrine:migrations:migrate</text:p>
      <text:p text:style-name="P58"/>
      <text:p text:style-name="P58"/>
      <text:p text:style-name="P58"><text:soft-page-break/></text:p>
      <text:h text:style-name="P92" text:outline-level="1">Découverte d'un Repository Doctrine</text:h>
      <text:p text:style-name="P58">- <text:span text:style-name="T123">on peux utiliser</text:span></text:p>
      <text:p text:style-name="P58">// count([])</text:p>
      <text:p text:style-name="P58">// find(id)</text:p>
      <text:p text:style-name="P58">// findBy([],[])</text:p>
      <text:p text:style-name="P58">// findOneBy([],[])</text:p>
      <text:p text:style-name="P58">// findAll()</text:p>
      <text:p text:style-name="P58"/>
      <text:p text:style-name="P58"/>
      <text:h text:style-name="P92" text:outline-level="1">Manipuler des enregistrements avec le Manager de Doctrine</text:h>
      <text:p text:style-name="P58">- <text:span text:style-name="T124">Rq : il y’a l’utilisation design pattern Fluent (Design Pattern qui permet de rappeler un objet immédiatement après un appel de méthode, </text:span><text:span text:style-name="T125">en fait lorsque en utiliser → et → </text:span><text:span text:style-name="T124">)</text:span></text:p>
      <text:p text:style-name="P58">- <text:span text:style-name="T125">pour insérer un produit en utiliser ce code dans le fichier \src\Cotroller\HomeController,php ⇒</text:span></text:p>
      <text:p text:style-name="P114"><text:span text:style-name="T12">public</text:span><text:span text:style-name="T58"> </text:span><text:span text:style-name="T12">function</text:span><text:span text:style-name="T58"> </text:span><text:span text:style-name="T5">homepage</text:span><text:span text:style-name="T58">(</text:span><text:span text:style-name="T36">EntityManagerInterface</text:span><text:span text:style-name="T58"> </text:span><text:span text:style-name="T23">$em</text:span><text:span text:style-name="T58">){</text:span></text:p>
      <text:p text:style-name="P29"/>
      <text:p text:style-name="P98"><text:span text:style-name="T23">$product</text:span><text:span text:style-name="T58"> = </text:span><text:span text:style-name="T12">new</text:span><text:span text:style-name="T58"> </text:span><text:span text:style-name="T36">Product</text:span><text:span text:style-name="T58">;</text:span></text:p>
      <text:p text:style-name="P98"><text:span text:style-name="T23">$product</text:span><text:span text:style-name="T58">-&gt;</text:span><text:span text:style-name="T5">setName</text:span><text:span text:style-name="T58">(</text:span><text:span text:style-name="T31">'Table en métal'</text:span><text:span text:style-name="T58">)</text:span></text:p>
      <text:p text:style-name="P98"><text:span text:style-name="T58">-&gt;</text:span><text:span text:style-name="T5">setPrice</text:span><text:span text:style-name="T58">(</text:span><text:span text:style-name="T44">3000</text:span><text:span text:style-name="T58">)</text:span></text:p>
      <text:p text:style-name="P98"><text:span text:style-name="T58">-&gt;</text:span><text:span text:style-name="T5">setSlug</text:span><text:span text:style-name="T58">(</text:span><text:span text:style-name="T31">'table-en-metal'</text:span><text:span text:style-name="T58">);</text:span></text:p>
      <text:p text:style-name="P98"><text:span text:style-name="T23">$em</text:span><text:span text:style-name="T58">-&gt;</text:span><text:span text:style-name="T5">persist</text:span><text:span text:style-name="T58">(</text:span><text:span text:style-name="T23">$product</text:span><text:span text:style-name="T58">);</text:span></text:p>
      <text:p text:style-name="P98"><text:span text:style-name="T23">$em</text:span><text:span text:style-name="T58">-&gt;</text:span><text:span text:style-name="T5">flush</text:span><text:span text:style-name="T58">();</text:span></text:p>
      <text:p text:style-name="P98"><text:span text:style-name="T35">return</text:span><text:span text:style-name="T58"> </text:span><text:span text:style-name="T12">$this</text:span><text:span text:style-name="T58">-&gt;</text:span><text:span text:style-name="T5">render</text:span><text:span text:style-name="T58">(</text:span><text:span text:style-name="T31">'home.html.twig'</text:span><text:span text:style-name="T58">);</text:span></text:p>
      <text:p text:style-name="P12">}</text:p>
      <text:p text:style-name="P58"/>
      <text:p text:style-name="P59">- <text:span text:style-name="T125">pour </text:span><text:span text:style-name="T126">mettre à jour un produit existe déjà utiliser ce code </text:span><text:span text:style-name="T125">dans le fichier \src\Cotroller\HomeController,php</text:span><text:span text:style-name="T126"> ⇒</text:span></text:p>
      <text:p text:style-name="P114"><text:span text:style-name="T12">public</text:span><text:span text:style-name="T58"> </text:span><text:span text:style-name="T12">function</text:span><text:span text:style-name="T58"> </text:span><text:span text:style-name="T5">homepage</text:span><text:span text:style-name="T58">(</text:span><text:span text:style-name="T36">EntityManagerInterface</text:span><text:span text:style-name="T58"> </text:span><text:span text:style-name="T23">$em</text:span><text:span text:style-name="T58">){</text:span></text:p>
      <text:p text:style-name="P29"/>
      <text:p text:style-name="P98"><text:span text:style-name="T23">$productRepository</text:span><text:span text:style-name="T58"> = </text:span><text:span text:style-name="T23">$em</text:span><text:span text:style-name="T58">-&gt;</text:span><text:span text:style-name="T5">getRepository</text:span><text:span text:style-name="T58">(</text:span><text:span text:style-name="T36">Product</text:span><text:span text:style-name="T58">::</text:span><text:span text:style-name="T12">class</text:span><text:span text:style-name="T58">);</text:span></text:p>
      <text:p text:style-name="P98"><text:span text:style-name="T23">$product</text:span><text:span text:style-name="T58"> = </text:span><text:span text:style-name="T23">$productRepository</text:span><text:span text:style-name="T58">-&gt;</text:span><text:span text:style-name="T5">find</text:span><text:span text:style-name="T58">(</text:span><text:span text:style-name="T44">3</text:span><text:span text:style-name="T58">);</text:span></text:p>
      <text:p text:style-name="P98"><text:span text:style-name="T23">$product</text:span><text:span text:style-name="T58">-&gt;</text:span><text:span text:style-name="T5">setPrice</text:span><text:span text:style-name="T58">(</text:span><text:span text:style-name="T44">2500</text:span><text:span text:style-name="T58">);</text:span></text:p>
      <text:p text:style-name="P98"><text:span text:style-name="T23">$em</text:span><text:span text:style-name="T58">-&gt;</text:span><text:span text:style-name="T5">flush</text:span><text:span text:style-name="T58">();</text:span></text:p>
      <text:p text:style-name="P98"><text:span text:style-name="T35">return</text:span><text:span text:style-name="T58"> </text:span><text:span text:style-name="T12">$this</text:span><text:span text:style-name="T58">-&gt;</text:span><text:span text:style-name="T5">render</text:span><text:span text:style-name="T58">(</text:span><text:span text:style-name="T31">'home.html.twig'</text:span><text:span text:style-name="T58">);</text:span></text:p>
      <text:p text:style-name="P12">}</text:p>
      <text:p text:style-name="P58"/>
      <text:p text:style-name="P60">- <text:span text:style-name="T125">pour </text:span><text:span text:style-name="T127">supprimser un</text:span><text:span text:style-name="T126"> produit <text:s/>utiliser ce code </text:span><text:span text:style-name="T125">dans le fichier \src\Cotroller\HomeController,php</text:span><text:span text:style-name="T126"> ⇒</text:span></text:p>
      <text:p text:style-name="P115"><text:span text:style-name="T12">public</text:span><text:span text:style-name="T58"> </text:span><text:span text:style-name="T12">function</text:span><text:span text:style-name="T58"> </text:span><text:span text:style-name="T5">homepage</text:span><text:span text:style-name="T58">(</text:span><text:span text:style-name="T36">EntityManagerInterface</text:span><text:span text:style-name="T58"> </text:span><text:span text:style-name="T23">$em</text:span><text:span text:style-name="T58">){</text:span></text:p>
      <text:p text:style-name="P29"/>
      <text:p text:style-name="P98"><text:soft-page-break/><text:span text:style-name="T23">$productRepository</text:span><text:span text:style-name="T58"> = </text:span><text:span text:style-name="T23">$em</text:span><text:span text:style-name="T58">-&gt;</text:span><text:span text:style-name="T5">getRepository</text:span><text:span text:style-name="T58">(</text:span><text:span text:style-name="T36">Product</text:span><text:span text:style-name="T58">::</text:span><text:span text:style-name="T12">class</text:span><text:span text:style-name="T58">);</text:span></text:p>
      <text:p text:style-name="P98"><text:span text:style-name="T23">$product</text:span><text:span text:style-name="T58"> = </text:span><text:span text:style-name="T23">$productRepository</text:span><text:span text:style-name="T58">-&gt;</text:span><text:span text:style-name="T5">find</text:span><text:span text:style-name="T58">(</text:span><text:span text:style-name="T44">3</text:span><text:span text:style-name="T58">);</text:span></text:p>
      <text:p text:style-name="P98"><text:span text:style-name="T23">$em</text:span><text:span text:style-name="T58">-&gt;</text:span><text:span text:style-name="T5">remove</text:span><text:span text:style-name="T58">(</text:span><text:span text:style-name="T23">$product</text:span><text:span text:style-name="T58">);</text:span></text:p>
      <text:p text:style-name="P98"><text:span text:style-name="T23">$em</text:span><text:span text:style-name="T58">-&gt;</text:span><text:span text:style-name="T5">flush</text:span><text:span text:style-name="T58">();</text:span></text:p>
      <text:p text:style-name="P98"><text:span text:style-name="T35">return</text:span><text:span text:style-name="T58"> </text:span><text:span text:style-name="T12">$this</text:span><text:span text:style-name="T58">-&gt;</text:span><text:span text:style-name="T5">render</text:span><text:span text:style-name="T58">(</text:span><text:span text:style-name="T31">'home.html.twig'</text:span><text:span text:style-name="T58">);</text:span></text:p>
      <text:p text:style-name="P12">}</text:p>
      <text:p text:style-name="P115"/>
      <text:p text:style-name="P115"/>
      <text:p text:style-name="P115"/>
      <text:h text:style-name="P71" text:outline-level="1">Correction #01 : Créez une entité Category</text:h>
      <text:p text:style-name="P128">- <text:span text:style-name="T128">taper ⇒</text:span></text:p>
      <text:p text:style-name="P129">php bin/console make:entity Category</text:p>
      <text:p text:style-name="P129">php bin/console make:migration</text:p>
      <text:p text:style-name="P129">php bin/console doctrine:migrations:migrate</text:p>
      <text:h text:style-name="P72" text:outline-level="1">Travailler et naviguer dans les migrations</text:h>
      <text:p text:style-name="P129">- <text:span text:style-name="T129">pour voir la liste des options quand on peut les faire avec migrate, on peut taper ce commande ⇒</text:span></text:p>
      <text:p text:style-name="P129"><text:s/>php bin/console doctrine:migrations:migrate –help</text:p>
      <text:p text:style-name="P129">- <text:span text:style-name="T130">pour revenir à la migration d’avant , tapez ⇒</text:span></text:p>
      <text:p text:style-name="P129">php bin/console doctrine:migrations:migrate prev</text:p>
      <text:p text:style-name="P129"/>
      <text:p text:style-name="P129"/>
      <text:h text:style-name="P72" text:outline-level="1">Créer des jeux de fausses données avec les Fixtures</text:h>
      <text:p text:style-name="P62">📖 Documentation officielle du Doctrine Fixtures Bundle : https://symfony.com/doc/current/bundles/DoctrineFixturesBundle/index.html</text:p>
      <text:p text:style-name="P62">- <text:span text:style-name="T131">Doctrine fixture Bundle</text:span></text:p>
      <text:p text:style-name="P62">composer require orm-fixtures</text:p>
      <text:p text:style-name="P66">- <text:span text:style-name="T132">Maintenant on a le fichier src/DataFixtures/AppFixtures.php , modifier le contenu de ce fichier ⇒</text:span></text:p>
      <text:p text:style-name="P19">&lt;?php</text:p>
      <text:p text:style-name="P29"/>
      <text:p text:style-name="P98"><text:span text:style-name="T12">namespace</text:span><text:span text:style-name="T58"> </text:span><text:span text:style-name="T36">App\DataFixtures</text:span><text:span text:style-name="T58">;</text:span></text:p>
      <text:p text:style-name="P29"/>
      <text:p text:style-name="P98"><text:span text:style-name="T12">use</text:span><text:span text:style-name="T58"> App\Entity\</text:span><text:span text:style-name="T36">Product</text:span><text:span text:style-name="T58">;</text:span></text:p>
      <text:p text:style-name="P98"><text:span text:style-name="T12">use</text:span><text:span text:style-name="T58"> Doctrine\Persistence\</text:span><text:span text:style-name="T36">ObjectManager</text:span><text:span text:style-name="T58">;</text:span></text:p>
      <text:p text:style-name="P98"><text:span text:style-name="T12">use</text:span><text:span text:style-name="T58"> Doctrine\Bundle\FixturesBundle\</text:span><text:span text:style-name="T36">Fixture</text:span><text:span text:style-name="T58">;</text:span></text:p>
      <text:p text:style-name="P29"/>
      <text:p text:style-name="P98"><text:span text:style-name="T12">class</text:span><text:span text:style-name="T58"> </text:span><text:span text:style-name="T36">AppFixtures</text:span><text:span text:style-name="T58"> </text:span><text:span text:style-name="T12">extends</text:span><text:span text:style-name="T58"> </text:span><text:span text:style-name="T36">Fixture</text:span></text:p>
      <text:p text:style-name="P12">{</text:p>
      <text:p text:style-name="P98"><text:span text:style-name="T12">public</text:span><text:span text:style-name="T58"> </text:span><text:span text:style-name="T12">function</text:span><text:span text:style-name="T58"> </text:span><text:span text:style-name="T5">load</text:span><text:span text:style-name="T58">(</text:span><text:span text:style-name="T36">ObjectManager</text:span><text:span text:style-name="T58"> </text:span><text:span text:style-name="T23">$manager</text:span><text:span text:style-name="T58">): </text:span><text:span text:style-name="T12">void</text:span></text:p>
      <text:p text:style-name="P12"><text:soft-page-break/>{</text:p>
      <text:p text:style-name="P98"><text:span text:style-name="T35">for</text:span><text:span text:style-name="T58">(</text:span><text:span text:style-name="T23">$p</text:span><text:span text:style-name="T58"> = </text:span><text:span text:style-name="T44">0</text:span><text:span text:style-name="T58">; </text:span><text:span text:style-name="T23">$p</text:span><text:span text:style-name="T58"> &lt; </text:span><text:span text:style-name="T44">100</text:span><text:span text:style-name="T58">; </text:span><text:span text:style-name="T23">$p</text:span><text:span text:style-name="T58">++){</text:span></text:p>
      <text:p text:style-name="P98"><text:span text:style-name="T23">$product</text:span><text:span text:style-name="T58"> = </text:span><text:span text:style-name="T12">new</text:span><text:span text:style-name="T58"> </text:span><text:span text:style-name="T36">Product</text:span><text:span text:style-name="T58">;</text:span></text:p>
      <text:p text:style-name="P98"><text:span text:style-name="T23">$product</text:span><text:span text:style-name="T58">-&gt;</text:span><text:span text:style-name="T5">setName</text:span><text:span text:style-name="T58">(</text:span><text:span text:style-name="T31">"Produit n°</text:span><text:span text:style-name="T23">$p</text:span><text:span text:style-name="T31">"</text:span><text:span text:style-name="T58">)</text:span></text:p>
      <text:p text:style-name="P98"><text:span text:style-name="T58">-&gt;</text:span><text:span text:style-name="T5">setPrice</text:span><text:span text:style-name="T58">(</text:span><text:span text:style-name="T5">mt_rand</text:span><text:span text:style-name="T58">(</text:span><text:span text:style-name="T44">100</text:span><text:span text:style-name="T58">,</text:span><text:span text:style-name="T44">200</text:span><text:span text:style-name="T58">))</text:span></text:p>
      <text:p text:style-name="P98"><text:span text:style-name="T58">-&gt;</text:span><text:span text:style-name="T5">setSlug</text:span><text:span text:style-name="T58">(</text:span><text:span text:style-name="T31">"product-n-</text:span><text:span text:style-name="T23">$p</text:span><text:span text:style-name="T31">"</text:span><text:span text:style-name="T58">);</text:span></text:p>
      <text:p text:style-name="P98"><text:span text:style-name="T23">$manager</text:span><text:span text:style-name="T58">-&gt;</text:span><text:span text:style-name="T5">persist</text:span><text:span text:style-name="T58">(</text:span><text:span text:style-name="T23">$product</text:span><text:span text:style-name="T58">); </text:span></text:p>
      <text:p text:style-name="P12">}</text:p>
      <text:p text:style-name="P29"/>
      <text:p text:style-name="P98"><text:span text:style-name="T23">$manager</text:span><text:span text:style-name="T58">-&gt;</text:span><text:span text:style-name="T5">flush</text:span><text:span text:style-name="T58">();</text:span></text:p>
      <text:p text:style-name="P12">}</text:p>
      <text:p text:style-name="P12">}</text:p>
      <text:p text:style-name="P98"/>
      <text:p text:style-name="P66"/>
      <text:p text:style-name="P66"/>
      <text:h text:style-name="P73" text:outline-level="1">Utiliser Faker pour plus de réalisme dans nos données</text:h>
      <text:p text:style-name="P66"><text:span text:style-name="Strong_20_Emphasis"><text:span text:style-name="T133">- </text:span></text:span><text:span text:style-name="Strong_20_Emphasis"><text:span text:style-name="T134">ajouter la librairis faker ⇒</text:span></text:span></text:p>
      <text:p text:style-name="P66"><text:span text:style-name="Strong_20_Emphasis"><text:span text:style-name="T133">composer require --dev fakerphp/faker </text:span></text:span></text:p>
      <text:p text:style-name="P65"><text:span text:style-name="Strong_20_Emphasis"><text:span text:style-name="T133">- </text:span></text:span><text:span text:style-name="Strong_20_Emphasis"><text:span text:style-name="T134">ajouter ce code dans le fichier </text:span></text:span><text:span text:style-name="Strong_20_Emphasis"><text:span text:style-name="T135"><text:s/>src/DataFixtures/AppFixtures.php </text:span></text:span><text:span text:style-name="Strong_20_Emphasis"><text:span text:style-name="T134">⇒</text:span></text:span></text:p>
      <text:p text:style-name="P64"><text:span text:style-name="Strong_20_Emphasis"><text:span text:style-name="T17">public</text:span></text:span><text:span text:style-name="Strong_20_Emphasis"><text:span text:style-name="T63"> </text:span></text:span><text:span text:style-name="Strong_20_Emphasis"><text:span text:style-name="T17">function</text:span></text:span><text:span text:style-name="Strong_20_Emphasis"><text:span text:style-name="T63"> </text:span></text:span><text:span text:style-name="Strong_20_Emphasis"><text:span text:style-name="T9">load</text:span></text:span><text:span text:style-name="Strong_20_Emphasis"><text:span text:style-name="T63">(</text:span></text:span><text:span text:style-name="Strong_20_Emphasis"><text:span text:style-name="T40">ObjectManager</text:span></text:span><text:span text:style-name="Strong_20_Emphasis"><text:span text:style-name="T63"> </text:span></text:span><text:span text:style-name="Strong_20_Emphasis"><text:span text:style-name="T28">$manager</text:span></text:span><text:span text:style-name="Strong_20_Emphasis"><text:span text:style-name="T63">): </text:span></text:span><text:span text:style-name="Strong_20_Emphasis"><text:span text:style-name="T17">void</text:span></text:span></text:p>
      <text:p text:style-name="P12">{</text:p>
      <text:p text:style-name="P98"><text:span text:style-name="T23">$faker</text:span><text:span text:style-name="T58"> = </text:span><text:span text:style-name="T36">Factory</text:span><text:span text:style-name="T58">::</text:span><text:span text:style-name="T5">create</text:span><text:span text:style-name="T58">(</text:span><text:span text:style-name="T31">'fr_FR'</text:span><text:span text:style-name="T58">);</text:span></text:p>
      <text:p text:style-name="P98"><text:span text:style-name="T35">for</text:span><text:span text:style-name="T58">(</text:span><text:span text:style-name="T23">$p</text:span><text:span text:style-name="T58"> = </text:span><text:span text:style-name="T44">0</text:span><text:span text:style-name="T58">; </text:span><text:span text:style-name="T23">$p</text:span><text:span text:style-name="T58"> &lt; </text:span><text:span text:style-name="T44">100</text:span><text:span text:style-name="T58">; </text:span><text:span text:style-name="T23">$p</text:span><text:span text:style-name="T58">++){</text:span></text:p>
      <text:p text:style-name="P98"><text:span text:style-name="T23">$product</text:span><text:span text:style-name="T58"> = </text:span><text:span text:style-name="T12">new</text:span><text:span text:style-name="T58"> </text:span><text:span text:style-name="T36">Product</text:span><text:span text:style-name="T58">;</text:span></text:p>
      <text:p text:style-name="P98"><text:span text:style-name="T23">$product</text:span><text:span text:style-name="T58">-&gt;</text:span><text:span text:style-name="T5">setName</text:span><text:span text:style-name="T58">(</text:span><text:span text:style-name="T23">$faker</text:span><text:span text:style-name="T58">-&gt;</text:span><text:span text:style-name="T5">sentence</text:span><text:span text:style-name="T58">())</text:span></text:p>
      <text:p text:style-name="P98"><text:span text:style-name="T58">-&gt;</text:span><text:span text:style-name="T5">setPrice</text:span><text:span text:style-name="T58">(</text:span><text:span text:style-name="T5">mt_rand</text:span><text:span text:style-name="T58">(</text:span><text:span text:style-name="T44">100</text:span><text:span text:style-name="T58">,</text:span><text:span text:style-name="T44">200</text:span><text:span text:style-name="T58">))</text:span></text:p>
      <text:p text:style-name="P98"><text:span text:style-name="T58">-&gt;</text:span><text:span text:style-name="T5">setSlug</text:span><text:span text:style-name="T58">(</text:span><text:span text:style-name="T23">$faker</text:span><text:span text:style-name="T58">-&gt;</text:span><text:span text:style-name="T5">slug</text:span><text:span text:style-name="T58">());</text:span></text:p>
      <text:p text:style-name="P98"><text:span text:style-name="T23">$manager</text:span><text:span text:style-name="T58">-&gt;</text:span><text:span text:style-name="T5">persist</text:span><text:span text:style-name="T58">(</text:span><text:span text:style-name="T23">$product</text:span><text:span text:style-name="T58">); </text:span></text:p>
      <text:p text:style-name="P12">}</text:p>
      <text:p text:style-name="P29"/>
      <text:p text:style-name="P98"><text:span text:style-name="T23">$manager</text:span><text:span text:style-name="T58">-&gt;</text:span><text:span text:style-name="T5">flush</text:span><text:span text:style-name="T58">();</text:span></text:p>
      <text:p text:style-name="P12">}</text:p>
      <text:p text:style-name="P65"><text:span text:style-name="Strong_20_Emphasis"><text:span text:style-name="T134"/></text:span></text:p>
      <text:p text:style-name="P65"><text:span text:style-name="Strong_20_Emphasis"><text:span text:style-name="T134">- </text:span></text:span><text:span text:style-name="Strong_20_Emphasis"><text:span text:style-name="T137">pour re-remplir notre base, </text:span></text:span><text:span text:style-name="Strong_20_Emphasis"><text:span text:style-name="T136">taper sur le temrinal ⇒</text:span></text:span></text:p>
      <text:p text:style-name="P65"><text:span text:style-name="Strong_20_Emphasis"><text:span text:style-name="T136">php bin/console doctrine:fixtures:load</text:span></text:span></text:p>
      <text:p text:style-name="P65"><text:span text:style-name="Strong_20_Emphasis"><text:span text:style-name="T136"/></text:span></text:p>
      <text:h text:style-name="P63" text:outline-level="1"><text:span text:style-name="Strong_20_Emphasis"><text:span text:style-name="T142">Enrichir Faker pour plus de réalisme encore</text:span></text:span></text:h>
      <text:p text:style-name="P65"><text:span text:style-name="Strong_20_Emphasis"><text:span text:style-name="T136">composer require liorchamla/faker-prices</text:span></text:span></text:p>
      <text:p text:style-name="P65"><text:span text:style-name="Strong_20_Emphasis"><text:span text:style-name="T136"><text:s/>composer require mbezhanov/faker-provider-collection</text:span></text:span></text:p>
      <text:p text:style-name="P137"><text:span text:style-name="Strong_20_Emphasis"><text:span text:style-name="T95">- </text:span></text:span><text:span text:style-name="Strong_20_Emphasis"><text:span text:style-name="T96">utiliser faker-prices pour le prix et faker-provider-collection pour le name donc le code source devient ⇒</text:span></text:span><text:span text:style-name="Strong_20_Emphasis"><text:span text:style-name="T18">public</text:span></text:span><text:span text:style-name="Strong_20_Emphasis"><text:span text:style-name="T64"> </text:span></text:span><text:span text:style-name="Strong_20_Emphasis"><text:span text:style-name="T18">function</text:span></text:span><text:span text:style-name="Strong_20_Emphasis"><text:span text:style-name="T64"> </text:span></text:span><text:span text:style-name="Strong_20_Emphasis"><text:span text:style-name="T10">load</text:span></text:span><text:span text:style-name="Strong_20_Emphasis"><text:span text:style-name="T64">(</text:span></text:span><text:span text:style-name="Strong_20_Emphasis"><text:span text:style-name="T41">ObjectManager</text:span></text:span><text:span text:style-name="Strong_20_Emphasis"><text:span text:style-name="T64"> </text:span></text:span><text:span text:style-name="Strong_20_Emphasis"><text:span text:style-name="T29">$manager</text:span></text:span><text:span text:style-name="Strong_20_Emphasis"><text:span text:style-name="T64">): </text:span></text:span><text:span text:style-name="Strong_20_Emphasis"><text:span text:style-name="T18">void</text:span></text:span></text:p>
      <text:p text:style-name="P12"><text:soft-page-break/>{</text:p>
      <text:p text:style-name="P98"><text:span text:style-name="T23">$faker</text:span><text:span text:style-name="T58"> = </text:span><text:span text:style-name="T36">Factory</text:span><text:span text:style-name="T58">::</text:span><text:span text:style-name="T5">create</text:span><text:span text:style-name="T58">(</text:span><text:span text:style-name="T31">'fr_FR'</text:span><text:span text:style-name="T58">);</text:span></text:p>
      <text:p text:style-name="P29"/>
      <text:p text:style-name="P98"><text:span text:style-name="T23">$faker</text:span><text:span text:style-name="T58">-&gt;</text:span><text:span text:style-name="T5">addProvider</text:span><text:span text:style-name="T58">(</text:span><text:span text:style-name="T12">new</text:span><text:span text:style-name="T58"> \Liior\Faker\</text:span><text:span text:style-name="T36">Prices</text:span><text:span text:style-name="T58">(</text:span><text:span text:style-name="T23">$faker</text:span><text:span text:style-name="T58">));</text:span></text:p>
      <text:p text:style-name="P98"><text:span text:style-name="T23">$faker</text:span><text:span text:style-name="T58">-&gt;</text:span><text:span text:style-name="T5">addProvider</text:span><text:span text:style-name="T58">(</text:span><text:span text:style-name="T12">new</text:span><text:span text:style-name="T58"> \Bezhanov\Faker\Provider\</text:span><text:span text:style-name="T36">Commerce</text:span><text:span text:style-name="T58">(</text:span><text:span text:style-name="T23">$faker</text:span><text:span text:style-name="T58">));</text:span></text:p>
      <text:p text:style-name="P98"><text:span text:style-name="T35">for</text:span><text:span text:style-name="T58">(</text:span><text:span text:style-name="T23">$p</text:span><text:span text:style-name="T58"> = </text:span><text:span text:style-name="T44">0</text:span><text:span text:style-name="T58">; </text:span><text:span text:style-name="T23">$p</text:span><text:span text:style-name="T58"> &lt; </text:span><text:span text:style-name="T44">100</text:span><text:span text:style-name="T58">; </text:span><text:span text:style-name="T23">$p</text:span><text:span text:style-name="T58">++){</text:span></text:p>
      <text:p text:style-name="P98"><text:span text:style-name="T23">$product</text:span><text:span text:style-name="T58"> = </text:span><text:span text:style-name="T12">new</text:span><text:span text:style-name="T58"> </text:span><text:span text:style-name="T36">Product</text:span><text:span text:style-name="T58">;</text:span></text:p>
      <text:p text:style-name="P98"><text:span text:style-name="T23">$product</text:span><text:span text:style-name="T58">-&gt;</text:span><text:span text:style-name="T5">setName</text:span><text:span text:style-name="T58">(</text:span><text:span text:style-name="T23">$faker</text:span><text:span text:style-name="T58">-&gt;</text:span><text:span text:style-name="T5">productName</text:span><text:span text:style-name="T58">())</text:span></text:p>
      <text:p text:style-name="P98"><text:span text:style-name="T58">-&gt;</text:span><text:span text:style-name="T5">setPrice</text:span><text:span text:style-name="T58">(</text:span><text:span text:style-name="T23">$faker</text:span><text:span text:style-name="T58">-&gt;</text:span><text:span text:style-name="T5">price</text:span><text:span text:style-name="T58">(</text:span><text:span text:style-name="T44">4000</text:span><text:span text:style-name="T58">, </text:span><text:span text:style-name="T44">20000</text:span><text:span text:style-name="T58">))</text:span></text:p>
      <text:p text:style-name="P98"><text:span text:style-name="T58">-&gt;</text:span><text:span text:style-name="T5">setSlug</text:span><text:span text:style-name="T58">(</text:span><text:span text:style-name="T23">$faker</text:span><text:span text:style-name="T58">-&gt;</text:span><text:span text:style-name="T5">slug</text:span><text:span text:style-name="T58">());</text:span></text:p>
      <text:p text:style-name="P98"><text:span text:style-name="T23">$manager</text:span><text:span text:style-name="T58">-&gt;</text:span><text:span text:style-name="T5">persist</text:span><text:span text:style-name="T58">(</text:span><text:span text:style-name="T23">$product</text:span><text:span text:style-name="T58">); </text:span></text:p>
      <text:p text:style-name="P12">}</text:p>
      <text:p text:style-name="P29"/>
      <text:p text:style-name="P98"><text:span text:style-name="T23">$manager</text:span><text:span text:style-name="T58">-&gt;</text:span><text:span text:style-name="T5">flush</text:span><text:span text:style-name="T58">();</text:span></text:p>
      <text:p text:style-name="P12">}</text:p>
      <text:p text:style-name="P65"><text:span text:style-name="Strong_20_Emphasis"><text:span text:style-name="T138"/></text:span></text:p>
      <text:p text:style-name="P65"><text:span text:style-name="Strong_20_Emphasis"><text:span text:style-name="T138"/></text:span></text:p>
      <text:p text:style-name="P65"><text:span text:style-name="Strong_20_Emphasis"><text:span text:style-name="T138"/></text:span></text:p>
      <text:h text:style-name="P63" text:outline-level="1"><text:span text:style-name="Strong_20_Emphasis"><text:span text:style-name="T143">Créer de véritables Slugs avec le composant String</text:span></text:span></text:h>
      <text:p text:style-name="P136"><text:span text:style-name="Strong_20_Emphasis"><text:span text:style-name="T139">Le composant String offre des outils touchant à la gestion des chaines de caractères </text:span></text:span><text:span text:style-name="Strong_20_Emphasis"><text:span text:style-name="T140">⇒</text:span></text:span></text:p>
      <text:p text:style-name="P136"><text:a xlink:type="simple" xlink:href="https://symfony.com/doc/current/components/string.html" text:style-name="Internet_20_link" text:visited-style-name="Visited_20_Internet_20_Link"><text:span text:style-name="Strong_20_Emphasis"><text:span text:style-name="T140">https://symfony.com/doc/current/components/string.html</text:span></text:span></text:a></text:p>
      <text:p text:style-name="P136"><text:span text:style-name="Strong_20_Emphasis"><text:span text:style-name="T140">- </text:span></text:span><text:span text:style-name="Strong_20_Emphasis"><text:span text:style-name="T141">taper sur le terminal ⇒</text:span></text:span></text:p>
      <text:p text:style-name="P136"><text:span text:style-name="Strong_20_Emphasis"><text:span text:style-name="T141"><text:s/>composer require string</text:span></text:span></text:p>
      <text:p text:style-name="P136"><text:span text:style-name="Strong_20_Emphasis"><text:span text:style-name="T141">- ajouter ce code dans le fichier </text:span></text:span><text:span text:style-name="Strong_20_Emphasis"><text:span text:style-name="T70">src</text:span></text:span><text:span text:style-name="Strong_20_Emphasis"><text:span text:style-name="T85">/DataFixtures/AppFixtures.php ⇒</text:span></text:span></text:p>
      <text:p text:style-name="P134"><text:span text:style-name="Strong_20_Emphasis"><text:span text:style-name="T20">class</text:span></text:span><text:span text:style-name="Strong_20_Emphasis"><text:span text:style-name="T66"> </text:span></text:span><text:span text:style-name="Strong_20_Emphasis"><text:span text:style-name="T43">AppFixtures</text:span></text:span><text:span text:style-name="Strong_20_Emphasis"><text:span text:style-name="T66"> </text:span></text:span><text:span text:style-name="Strong_20_Emphasis"><text:span text:style-name="T20">extends</text:span></text:span><text:span text:style-name="Strong_20_Emphasis"><text:span text:style-name="T66"> </text:span></text:span><text:span text:style-name="Strong_20_Emphasis"><text:span text:style-name="T43">Fixture</text:span></text:span></text:p>
      <text:p text:style-name="P12">{</text:p>
      <text:p text:style-name="P98"><text:span text:style-name="T12">protected</text:span><text:span text:style-name="T58"> </text:span><text:span text:style-name="T23">$slugger</text:span><text:span text:style-name="T58">;</text:span></text:p>
      <text:p text:style-name="P98"><text:span text:style-name="T12">public</text:span><text:span text:style-name="T58"> </text:span><text:span text:style-name="T12">function</text:span><text:span text:style-name="T58"> </text:span><text:span text:style-name="T5">__construct</text:span><text:span text:style-name="T58">(</text:span><text:span text:style-name="T36">SluggerInterface</text:span><text:span text:style-name="T58"> </text:span><text:span text:style-name="T23">$slugger</text:span><text:span text:style-name="T58">)</text:span></text:p>
      <text:p text:style-name="P12">{</text:p>
      <text:p text:style-name="P98"><text:span text:style-name="T12">$this</text:span><text:span text:style-name="T58">-&gt;</text:span><text:span text:style-name="T23">slugger</text:span><text:span text:style-name="T58"> = </text:span><text:span text:style-name="T23">$slugger</text:span><text:span text:style-name="T58">;</text:span></text:p>
      <text:p text:style-name="P12">}</text:p>
      <text:p text:style-name="P98"><text:span text:style-name="T12">public</text:span><text:span text:style-name="T58"> </text:span><text:span text:style-name="T12">function</text:span><text:span text:style-name="T58"> </text:span><text:span text:style-name="T5">load</text:span><text:span text:style-name="T58">(</text:span><text:span text:style-name="T36">ObjectManager</text:span><text:span text:style-name="T58"> </text:span><text:span text:style-name="T23">$manager</text:span><text:span text:style-name="T58">): </text:span><text:span text:style-name="T12">void</text:span></text:p>
      <text:p text:style-name="P12">{</text:p>
      <text:p text:style-name="P98"><text:span text:style-name="T23">$faker</text:span><text:span text:style-name="T58"> = </text:span><text:span text:style-name="T36">Factory</text:span><text:span text:style-name="T58">::</text:span><text:span text:style-name="T5">create</text:span><text:span text:style-name="T58">(</text:span><text:span text:style-name="T31">'fr_FR'</text:span><text:span text:style-name="T58">);</text:span></text:p>
      <text:p text:style-name="P29"/>
      <text:p text:style-name="P98"><text:span text:style-name="T23">$faker</text:span><text:span text:style-name="T58">-&gt;</text:span><text:span text:style-name="T5">addProvider</text:span><text:span text:style-name="T58">(</text:span><text:span text:style-name="T12">new</text:span><text:span text:style-name="T58"> \Liior\Faker\</text:span><text:span text:style-name="T36">Prices</text:span><text:span text:style-name="T58">(</text:span><text:span text:style-name="T23">$faker</text:span><text:span text:style-name="T58">));</text:span></text:p>
      <text:p text:style-name="P98"><text:span text:style-name="T23">$faker</text:span><text:span text:style-name="T58">-&gt;</text:span><text:span text:style-name="T5">addProvider</text:span><text:span text:style-name="T58">(</text:span><text:span text:style-name="T12">new</text:span><text:span text:style-name="T58"> \Bezhanov\Faker\Provider\</text:span><text:span text:style-name="T36">Commerce</text:span><text:span text:style-name="T58">(</text:span><text:span text:style-name="T23">$faker</text:span><text:span text:style-name="T58">));</text:span></text:p>
      <text:p text:style-name="P98"><text:span text:style-name="T35">for</text:span><text:span text:style-name="T58">(</text:span><text:span text:style-name="T23">$p</text:span><text:span text:style-name="T58"> = </text:span><text:span text:style-name="T44">0</text:span><text:span text:style-name="T58">; </text:span><text:span text:style-name="T23">$p</text:span><text:span text:style-name="T58"> &lt; </text:span><text:span text:style-name="T44">100</text:span><text:span text:style-name="T58">; </text:span><text:span text:style-name="T23">$p</text:span><text:span text:style-name="T58">++){</text:span></text:p>
      <text:p text:style-name="P98"><text:span text:style-name="T23">$product</text:span><text:span text:style-name="T58"> = </text:span><text:span text:style-name="T12">new</text:span><text:span text:style-name="T58"> </text:span><text:span text:style-name="T36">Product</text:span><text:span text:style-name="T58">;</text:span></text:p>
      <text:p text:style-name="P98"><text:span text:style-name="T23">$product</text:span><text:span text:style-name="T58">-&gt;</text:span><text:span text:style-name="T5">setName</text:span><text:span text:style-name="T58">(</text:span><text:span text:style-name="T23">$faker</text:span><text:span text:style-name="T58">-&gt;</text:span><text:span text:style-name="T5">productName</text:span><text:span text:style-name="T58">())</text:span></text:p>
      <text:p text:style-name="P98"><text:span text:style-name="T58">-&gt;</text:span><text:span text:style-name="T5">setPrice</text:span><text:span text:style-name="T58">(</text:span><text:span text:style-name="T23">$faker</text:span><text:span text:style-name="T58">-&gt;</text:span><text:span text:style-name="T5">price</text:span><text:span text:style-name="T58">(</text:span><text:span text:style-name="T44">4000</text:span><text:span text:style-name="T58">, </text:span><text:span text:style-name="T44">20000</text:span><text:span text:style-name="T58">))</text:span></text:p>
      <text:p text:style-name="P98"><text:span text:style-name="T58">-&gt;</text:span><text:span text:style-name="T5">setSlug</text:span><text:span text:style-name="T58">(</text:span><text:span text:style-name="T12">$this</text:span><text:span text:style-name="T58">-&gt;</text:span><text:span text:style-name="T23">slugger</text:span><text:span text:style-name="T58">-&gt;</text:span><text:span text:style-name="T5">slug</text:span><text:span text:style-name="T58">(</text:span><text:span text:style-name="T23">$product</text:span><text:span text:style-name="T58">-&gt;</text:span><text:span text:style-name="T5">getName</text:span><text:span text:style-name="T58">()));</text:span></text:p>
      <text:p text:style-name="P98"><text:span text:style-name="T23">$manager</text:span><text:span text:style-name="T58">-&gt;</text:span><text:span text:style-name="T5">persist</text:span><text:span text:style-name="T58">(</text:span><text:span text:style-name="T23">$product</text:span><text:span text:style-name="T58">); </text:span></text:p>
      <text:p text:style-name="P12">}</text:p>
      <text:p text:style-name="P29"><text:soft-page-break/></text:p>
      <text:p text:style-name="P98"><text:span text:style-name="T23">$manager</text:span><text:span text:style-name="T58">-&gt;</text:span><text:span text:style-name="T5">flush</text:span><text:span text:style-name="T58">();</text:span></text:p>
      <text:p text:style-name="P12">}</text:p>
      <text:p text:style-name="P12">}</text:p>
      <text:p text:style-name="P98"/>
      <text:p text:style-name="P136"><text:span text:style-name="Strong_20_Emphasis"><text:span text:style-name="T8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4T05:16:47.633810858</dc:date>
    <meta:editing-duration>PT19H44M40S</meta:editing-duration>
    <meta:editing-cycles>213</meta:editing-cycles>
    <meta:generator>LibreOffice/7.3.7.2$Linux_X86_64 LibreOffice_project/30$Build-2</meta:generator>
    <meta:document-statistic meta:table-count="0" meta:image-count="0" meta:object-count="0" meta:page-count="23" meta:paragraph-count="683" meta:word-count="2880" meta:character-count="22685" meta:non-whitespace-character-count="20464"/>
  </office:meta>
</office:document-meta>
</file>